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81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2.3189in"/>
    </style:style>
    <style:style style:name="co4" style:family="table-column">
      <style:table-column-properties fo:break-before="auto" style:column-width="2.361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ef1_Noise_Test1" table:style-name="ta1">
        <table:shapes>
          <draw:frame draw:z-index="0" draw:style-name="gr1" draw:text-style-name="P1" svg:width="16.6417in" svg:height="13.4386in" svg:x="1.3154in" svg:y="6.389in">
            <draw:object draw:notify-on-update-of-ranges="Def1_Noise_Test1.B1:Def1_Noise_Test1.B1 Def1_Noise_Test1.B2:Def1_Noise_Test1.B101 Def1_Noise_Test1.C1:Def1_Noise_Test1.C1 Def1_Noise_Test1.C2:Def1_Noise_Test1.C101 Def1_Noise_Test1.D1:Def1_Noise_Test1.D1 Def1_Noise_Test1.D2:Def1_Noise_Test1.D101 Def1_Noise_Test1.E1:Def1_Noise_Test1.E1 Def1_Noise_Test1.E2:Def1_Noise_Test1.E101 Def1_Noise_Test1.F1:Def1_Noise_Test1.F1 Def1_Noise_Test1.F2:Def1_Noise_Test1.F101 Def1_Noise_Test1.G1:Def1_Noise_Test1.G1 Def1_Noise_Test1.G2:Def1_Noise_Test1.G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ength of strings</text:p>
          </table:table-cell>
          <table:table-cell office:value-type="string" calcext:value-type="string">
            <text:p><text:s/>Mutual_Compression_ratio(0s 0s)</text:p>
          </table:table-cell>
          <table:table-cell office:value-type="string" calcext:value-type="string">
            <text:p><text:s/>Mutual_Compression_ratio(1s 0s)</text:p>
          </table:table-cell>
          <table:table-cell office:value-type="string" calcext:value-type="string">
            <text:p><text:s/>Mutual_Compression_ratio(2s 0s)</text:p>
          </table:table-cell>
          <table:table-cell office:value-type="string" calcext:value-type="string">
            <text:p><text:s/>Mutual_Compression_ratio(5s 0s)</text:p>
          </table:table-cell>
          <table:table-cell office:value-type="string" calcext:value-type="string">
            <text:p><text:s/>Mutual_Compression_ratio(10s 0s)</text:p>
          </table:table-cell>
          <table:table-cell office:value-type="string" calcext:value-type="string">
            <text:p><text:s/>Mutual_Compression_ratio(50s 0s)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0.6" calcext:value-type="float">
            <text:p>-0.6</text:p>
          </table:table-cell>
          <table:table-cell office:value-type="float" office:value="-0.8" calcext:value-type="float">
            <text:p>-0.8</text:p>
          </table:table-cell>
          <table:table-cell office:value-type="float" office:value="-0.4" calcext:value-type="float">
            <text:p>-0.4</text:p>
          </table:table-cell>
          <table:table-cell table:number-columns-repeated="2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174311926605505" calcext:value-type="float">
            <text:p>0.174311926605505</text:p>
          </table:table-cell>
          <table:table-cell office:value-type="float" office:value="-0.238532110091743" calcext:value-type="float">
            <text:p>-0.238532110091743</text:p>
          </table:table-cell>
          <table:table-cell office:value-type="float" office:value="-0.275229357798165" calcext:value-type="float">
            <text:p>-0.275229357798165</text:p>
          </table:table-cell>
          <table:table-cell office:value-type="float" office:value="-0.18348623853211" calcext:value-type="float">
            <text:p>-0.18348623853211</text:p>
          </table:table-cell>
          <table:table-cell office:value-type="float" office:value="0.0550458715596331" calcext:value-type="float">
            <text:p>0.055045871559633</text:p>
          </table:table-cell>
          <table:table-cell office:value-type="float" office:value="0.174311926605505" calcext:value-type="float">
            <text:p>0.17431192660550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139423076923077" calcext:value-type="float">
            <text:p>0.139423076923077</text:p>
          </table:table-cell>
          <table:table-cell office:value-type="float" office:value="-0.168269230769231" calcext:value-type="float">
            <text:p>-0.168269230769231</text:p>
          </table:table-cell>
          <table:table-cell office:value-type="float" office:value="-0.206730769230769" calcext:value-type="float">
            <text:p>-0.206730769230769</text:p>
          </table:table-cell>
          <table:table-cell office:value-type="float" office:value="-0.163461538461539" calcext:value-type="float">
            <text:p>-0.163461538461539</text:p>
          </table:table-cell>
          <table:table-cell office:value-type="float" office:value="-0.0480769230769231" calcext:value-type="float">
            <text:p>-0.048076923076923</text:p>
          </table:table-cell>
          <table:table-cell office:value-type="float" office:value="0.115384615384615" calcext:value-type="float">
            <text:p>0.11538461538461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146579804560261" calcext:value-type="float">
            <text:p>0.146579804560261</text:p>
          </table:table-cell>
          <table:table-cell office:value-type="float" office:value="-0.146579804560261" calcext:value-type="float">
            <text:p>-0.146579804560261</text:p>
          </table:table-cell>
          <table:table-cell office:value-type="float" office:value="-0.166123778501629" calcext:value-type="float">
            <text:p>-0.166123778501629</text:p>
          </table:table-cell>
          <table:table-cell office:value-type="float" office:value="-0.136807817589576" calcext:value-type="float">
            <text:p>-0.136807817589576</text:p>
          </table:table-cell>
          <table:table-cell office:value-type="float" office:value="-0.0162866449511401" calcext:value-type="float">
            <text:p>-0.01628664495114</text:p>
          </table:table-cell>
          <table:table-cell office:value-type="float" office:value="0.107491856677524" calcext:value-type="float">
            <text:p>0.107491856677524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110837438423645" calcext:value-type="float">
            <text:p>0.110837438423645</text:p>
          </table:table-cell>
          <table:table-cell office:value-type="float" office:value="-0.125615763546798" calcext:value-type="float">
            <text:p>-0.125615763546798</text:p>
          </table:table-cell>
          <table:table-cell office:value-type="float" office:value="-0.145320197044335" calcext:value-type="float">
            <text:p>-0.145320197044335</text:p>
          </table:table-cell>
          <table:table-cell office:value-type="float" office:value="-0.157635467980296" calcext:value-type="float">
            <text:p>-0.157635467980296</text:p>
          </table:table-cell>
          <table:table-cell office:value-type="float" office:value="-0.0689655172413795" calcext:value-type="float">
            <text:p>-0.06896551724138</text:p>
          </table:table-cell>
          <table:table-cell office:value-type="float" office:value="0.0886699507389163" calcext:value-type="float">
            <text:p>0.088669950738916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108910891089109" calcext:value-type="float">
            <text:p>0.108910891089109</text:p>
          </table:table-cell>
          <table:table-cell office:value-type="float" office:value="-0.116831683168317" calcext:value-type="float">
            <text:p>-0.116831683168317</text:p>
          </table:table-cell>
          <table:table-cell office:value-type="float" office:value="-0.140594059405941" calcext:value-type="float">
            <text:p>-0.140594059405941</text:p>
          </table:table-cell>
          <table:table-cell office:value-type="float" office:value="-0.136633663366337" calcext:value-type="float">
            <text:p>-0.136633663366337</text:p>
          </table:table-cell>
          <table:table-cell office:value-type="float" office:value="-0.0811881188118813" calcext:value-type="float">
            <text:p>-0.081188118811881</text:p>
          </table:table-cell>
          <table:table-cell office:value-type="float" office:value="0.0871287128712871" calcext:value-type="float">
            <text:p>0.087128712871287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114238410596027" calcext:value-type="float">
            <text:p>0.114238410596027</text:p>
          </table:table-cell>
          <table:table-cell office:value-type="float" office:value="-0.105960264900662" calcext:value-type="float">
            <text:p>-0.105960264900662</text:p>
          </table:table-cell>
          <table:table-cell office:value-type="float" office:value="-0.129139072847682" calcext:value-type="float">
            <text:p>-0.129139072847682</text:p>
          </table:table-cell>
          <table:table-cell office:value-type="float" office:value="-0.105960264900662" calcext:value-type="float">
            <text:p>-0.105960264900662</text:p>
          </table:table-cell>
          <table:table-cell office:value-type="float" office:value="-0.0711920529801323" calcext:value-type="float">
            <text:p>-0.071192052980132</text:p>
          </table:table-cell>
          <table:table-cell office:value-type="float" office:value="0.0860927152317881" calcext:value-type="float">
            <text:p>0.086092715231788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.0981507823613087" calcext:value-type="float">
            <text:p>0.098150782361309</text:p>
          </table:table-cell>
          <table:table-cell office:value-type="float" office:value="-0.0967283072546231" calcext:value-type="float">
            <text:p>-0.096728307254623</text:p>
          </table:table-cell>
          <table:table-cell office:value-type="float" office:value="-0.118065433854908" calcext:value-type="float">
            <text:p>-0.118065433854908</text:p>
          </table:table-cell>
          <table:table-cell office:value-type="float" office:value="-0.113798008534851" calcext:value-type="float">
            <text:p>-0.113798008534851</text:p>
          </table:table-cell>
          <table:table-cell office:value-type="float" office:value="-0.0640113798008535" calcext:value-type="float">
            <text:p>-0.064011379800854</text:p>
          </table:table-cell>
          <table:table-cell office:value-type="float" office:value="0.0725462304409673" calcext:value-type="float">
            <text:p>0.072546230440967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.100997506234414" calcext:value-type="float">
            <text:p>0.100997506234414</text:p>
          </table:table-cell>
          <table:table-cell office:value-type="float" office:value="-0.0922693266832918" calcext:value-type="float">
            <text:p>-0.092269326683292</text:p>
          </table:table-cell>
          <table:table-cell office:value-type="float" office:value="-0.112219451371571" calcext:value-type="float">
            <text:p>-0.112219451371571</text:p>
          </table:table-cell>
          <table:table-cell office:value-type="float" office:value="-0.0947630922693266" calcext:value-type="float">
            <text:p>-0.094763092269327</text:p>
          </table:table-cell>
          <table:table-cell office:value-type="float" office:value="-0.0635910224438903" calcext:value-type="float">
            <text:p>-0.06359102244389</text:p>
          </table:table-cell>
          <table:table-cell office:value-type="float" office:value="0.0635910224438904" calcext:value-type="float">
            <text:p>0.06359102244389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.0965593784683685" calcext:value-type="float">
            <text:p>0.096559378468369</text:p>
          </table:table-cell>
          <table:table-cell office:value-type="float" office:value="-0.0865704772475028" calcext:value-type="float">
            <text:p>-0.086570477247503</text:p>
          </table:table-cell>
          <table:table-cell office:value-type="float" office:value="-0.106548279689234" calcext:value-type="float">
            <text:p>-0.106548279689234</text:p>
          </table:table-cell>
          <table:table-cell office:value-type="float" office:value="-0.0887902330743619" calcext:value-type="float">
            <text:p>-0.088790233074362</text:p>
          </table:table-cell>
          <table:table-cell office:value-type="float" office:value="-0.0710321864594894" calcext:value-type="float">
            <text:p>-0.071032186459489</text:p>
          </table:table-cell>
          <table:table-cell office:value-type="float" office:value="0.0610432852386237" calcext:value-type="float">
            <text:p>0.06104328523862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05" calcext:value-type="float">
            <text:p>0.105</text:p>
          </table:table-cell>
          <table:table-cell office:value-type="float" office:value="-0.084" calcext:value-type="float">
            <text:p>-0.084</text:p>
          </table:table-cell>
          <table:table-cell office:value-type="float" office:value="-0.102" calcext:value-type="float">
            <text:p>-0.102</text:p>
          </table:table-cell>
          <table:table-cell office:value-type="float" office:value="-0.091" calcext:value-type="float">
            <text:p>-0.091</text:p>
          </table:table-cell>
          <table:table-cell office:value-type="float" office:value="-0.077" calcext:value-type="float">
            <text:p>-0.077</text:p>
          </table:table-cell>
          <table:table-cell office:value-type="float" office:value="0.066" calcext:value-type="float">
            <text:p>0.066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0.0982711555959964" calcext:value-type="float">
            <text:p>0.098271155595996</text:p>
          </table:table-cell>
          <table:table-cell office:value-type="float" office:value="-0.0800727934485896" calcext:value-type="float">
            <text:p>-0.08007279344859</text:p>
          </table:table-cell>
          <table:table-cell office:value-type="float" office:value="-0.094631483166515" calcext:value-type="float">
            <text:p>-0.094631483166515</text:p>
          </table:table-cell>
          <table:table-cell office:value-type="float" office:value="-0.0909918107370337" calcext:value-type="float">
            <text:p>-0.090991810737034</text:p>
          </table:table-cell>
          <table:table-cell office:value-type="float" office:value="-0.0727934485896269" calcext:value-type="float">
            <text:p>-0.072793448589627</text:p>
          </table:table-cell>
          <table:table-cell office:value-type="float" office:value="0.0582347588717015" calcext:value-type="float">
            <text:p>0.058234758871702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0.0926544240400667" calcext:value-type="float">
            <text:p>0.092654424040067</text:p>
          </table:table-cell>
          <table:table-cell office:value-type="float" office:value="-0.0767946577629383" calcext:value-type="float">
            <text:p>-0.076794657762938</text:p>
          </table:table-cell>
          <table:table-cell office:value-type="float" office:value="-0.0884808013355593" calcext:value-type="float">
            <text:p>-0.088480801335559</text:p>
          </table:table-cell>
          <table:table-cell office:value-type="float" office:value="-0.0909849749582638" calcext:value-type="float">
            <text:p>-0.090984974958264</text:p>
          </table:table-cell>
          <table:table-cell office:value-type="float" office:value="-0.0818030050083473" calcext:value-type="float">
            <text:p>-0.081803005008347</text:p>
          </table:table-cell>
          <table:table-cell office:value-type="float" office:value="0.0575959933222037" calcext:value-type="float">
            <text:p>0.057595993322204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0.0878951426368543" calcext:value-type="float">
            <text:p>0.087895142636854</text:p>
          </table:table-cell>
          <table:table-cell office:value-type="float" office:value="-0.0740169622205089" calcext:value-type="float">
            <text:p>-0.074016962220509</text:p>
          </table:table-cell>
          <table:table-cell office:value-type="float" office:value="-0.0832690824980725" calcext:value-type="float">
            <text:p>-0.083269082498073</text:p>
          </table:table-cell>
          <table:table-cell office:value-type="float" office:value="-0.0902081727062452" calcext:value-type="float">
            <text:p>-0.090208172706245</text:p>
          </table:table-cell>
          <table:table-cell office:value-type="float" office:value="-0.079414032382421" calcext:value-type="float">
            <text:p>-0.079414032382421</text:p>
          </table:table-cell>
          <table:table-cell office:value-type="float" office:value="0.0516576715497301" calcext:value-type="float">
            <text:p>0.05165767154973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0.083810888252149" calcext:value-type="float">
            <text:p>0.083810888252149</text:p>
          </table:table-cell>
          <table:table-cell office:value-type="float" office:value="-0.0716332378223496" calcext:value-type="float">
            <text:p>-0.07163323782235</text:p>
          </table:table-cell>
          <table:table-cell office:value-type="float" office:value="-0.0787965616045845" calcext:value-type="float">
            <text:p>-0.078796561604585</text:p>
          </table:table-cell>
          <table:table-cell office:value-type="float" office:value="-0.0895415472779369" calcext:value-type="float">
            <text:p>-0.089541547277937</text:p>
          </table:table-cell>
          <table:table-cell office:value-type="float" office:value="-0.0709169054441261" calcext:value-type="float">
            <text:p>-0.070916905444126</text:p>
          </table:table-cell>
          <table:table-cell office:value-type="float" office:value="0.0515759312320918" calcext:value-type="float">
            <text:p>0.051575931232092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0.0849498327759197" calcext:value-type="float">
            <text:p>0.08494983277592</text:p>
          </table:table-cell>
          <table:table-cell office:value-type="float" office:value="-0.0695652173913043" calcext:value-type="float">
            <text:p>-0.069565217391304</text:p>
          </table:table-cell>
          <table:table-cell office:value-type="float" office:value="-0.0782608695652173" calcext:value-type="float">
            <text:p>-0.078260869565217</text:p>
          </table:table-cell>
          <table:table-cell office:value-type="float" office:value="-0.088963210702341" calcext:value-type="float">
            <text:p>-0.088963210702341</text:p>
          </table:table-cell>
          <table:table-cell office:value-type="float" office:value="-0.0688963210702341" calcext:value-type="float">
            <text:p>-0.068896321070234</text:p>
          </table:table-cell>
          <table:table-cell office:value-type="float" office:value="0.0468227424749164" calcext:value-type="float">
            <text:p>0.046822742474916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0.0740276035131744" calcext:value-type="float">
            <text:p>0.074027603513174</text:p>
          </table:table-cell>
          <table:table-cell office:value-type="float" office:value="-0.0664993726474279" calcext:value-type="float">
            <text:p>-0.066499372647428</text:p>
          </table:table-cell>
          <table:table-cell office:value-type="float" office:value="-0.075909661229611" calcext:value-type="float">
            <text:p>-0.075909661229611</text:p>
          </table:table-cell>
          <table:table-cell office:value-type="float" office:value="-0.0922208281053953" calcext:value-type="float">
            <text:p>-0.092220828105395</text:p>
          </table:table-cell>
          <table:table-cell office:value-type="float" office:value="-0.0708908406524467" calcext:value-type="float">
            <text:p>-0.070890840652447</text:p>
          </table:table-cell>
          <table:table-cell office:value-type="float" office:value="0.0432873274780426" calcext:value-type="float">
            <text:p>0.043287327478043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0.0756054341405789" calcext:value-type="float">
            <text:p>0.075605434140579</text:p>
          </table:table-cell>
          <table:table-cell office:value-type="float" office:value="-0.06497341996456" calcext:value-type="float">
            <text:p>-0.06497341996456</text:p>
          </table:table-cell>
          <table:table-cell office:value-type="float" office:value="-0.0756054341405789" calcext:value-type="float">
            <text:p>-0.075605434140579</text:p>
          </table:table-cell>
          <table:table-cell office:value-type="float" office:value="-0.086828115770821" calcext:value-type="float">
            <text:p>-0.086828115770821</text:p>
          </table:table-cell>
          <table:table-cell office:value-type="float" office:value="-0.0691080921441228" calcext:value-type="float">
            <text:p>-0.069108092144123</text:p>
          </table:table-cell>
          <table:table-cell office:value-type="float" office:value="0.0419373892498523" calcext:value-type="float">
            <text:p>0.041937389249852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0.0731026785714286" calcext:value-type="float">
            <text:p>0.073102678571429</text:p>
          </table:table-cell>
          <table:table-cell office:value-type="float" office:value="-0.0636160714285715" calcext:value-type="float">
            <text:p>-0.063616071428572</text:p>
          </table:table-cell>
          <table:table-cell office:value-type="float" office:value="-0.0747767857142857" calcext:value-type="float">
            <text:p>-0.074776785714286</text:p>
          </table:table-cell>
          <table:table-cell office:value-type="float" office:value="-0.0853794642857143" calcext:value-type="float">
            <text:p>-0.085379464285714</text:p>
          </table:table-cell>
          <table:table-cell office:value-type="float" office:value="-0.0630580357142858" calcext:value-type="float">
            <text:p>-0.063058035714286</text:p>
          </table:table-cell>
          <table:table-cell office:value-type="float" office:value="0.03515625" calcext:value-type="float">
            <text:p>0.03515625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0.0682178741406663" calcext:value-type="float">
            <text:p>0.068217874140666</text:p>
          </table:table-cell>
          <table:table-cell office:value-type="float" office:value="-0.0613432046536224" calcext:value-type="float">
            <text:p>-0.061343204653622</text:p>
          </table:table-cell>
          <table:table-cell office:value-type="float" office:value="-0.0729772607086198" calcext:value-type="float">
            <text:p>-0.07297726070862</text:p>
          </table:table-cell>
          <table:table-cell office:value-type="float" office:value="-0.086197778952935" calcext:value-type="float">
            <text:p>-0.086197778952935</text:p>
          </table:table-cell>
          <table:table-cell office:value-type="float" office:value="-0.0650449497620307" calcext:value-type="float">
            <text:p>-0.065044949762031</text:p>
          </table:table-cell>
          <table:table-cell office:value-type="float" office:value="0.0301427815970386" calcext:value-type="float">
            <text:p>0.030142781597039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0.0698492462311557" calcext:value-type="float">
            <text:p>0.069849246231156</text:p>
          </table:table-cell>
          <table:table-cell office:value-type="float" office:value="-0.0603015075376885" calcext:value-type="float">
            <text:p>-0.060301507537689</text:p>
          </table:table-cell>
          <table:table-cell office:value-type="float" office:value="-0.0728643216080402" calcext:value-type="float">
            <text:p>-0.07286432160804</text:p>
          </table:table-cell>
          <table:table-cell office:value-type="float" office:value="-0.0798994974874372" calcext:value-type="float">
            <text:p>-0.079899497487437</text:p>
          </table:table-cell>
          <table:table-cell office:value-type="float" office:value="-0.0597989949748743" calcext:value-type="float">
            <text:p>-0.059798994974874</text:p>
          </table:table-cell>
          <table:table-cell office:value-type="float" office:value="0.028643216080402" calcext:value-type="float">
            <text:p>0.028643216080402</text:p>
          </table:table-cell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float" office:value="0.0732407850646242" calcext:value-type="float">
            <text:p>0.073240785064624</text:p>
          </table:table-cell>
          <table:table-cell office:value-type="float" office:value="-0.0588798468166587" calcext:value-type="float">
            <text:p>-0.058879846816659</text:p>
          </table:table-cell>
          <table:table-cell office:value-type="float" office:value="-0.0713259932982289" calcext:value-type="float">
            <text:p>-0.071325993298229</text:p>
          </table:table-cell>
          <table:table-cell office:value-type="float" office:value="-0.077070368597415" calcext:value-type="float">
            <text:p>-0.077070368597415</text:p>
          </table:table-cell>
          <table:table-cell office:value-type="float" office:value="-0.0540928674006702" calcext:value-type="float">
            <text:p>-0.05409286740067</text:p>
          </table:table-cell>
          <table:table-cell office:value-type="float" office:value="0.0287218764959311" calcext:value-type="float">
            <text:p>0.028721876495931</text:p>
          </table:table-cell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float" office:value="0.06672760511883" calcext:value-type="float">
            <text:p>0.06672760511883</text:p>
          </table:table-cell>
          <table:table-cell office:value-type="float" office:value="-0.0571297989031079" calcext:value-type="float">
            <text:p>-0.057129798903108</text:p>
          </table:table-cell>
          <table:table-cell office:value-type="float" office:value="-0.0694698354661791" calcext:value-type="float">
            <text:p>-0.069469835466179</text:p>
          </table:table-cell>
          <table:table-cell office:value-type="float" office:value="-0.0740402193784278" calcext:value-type="float">
            <text:p>-0.074040219378428</text:p>
          </table:table-cell>
          <table:table-cell office:value-type="float" office:value="-0.0557586837294332" calcext:value-type="float">
            <text:p>-0.055758683729433</text:p>
          </table:table-cell>
          <table:table-cell office:value-type="float" office:value="0.0251371115173675" calcext:value-type="float">
            <text:p>0.025137111517368</text:p>
          </table:table-cell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float" office:value="0.069960647135986" calcext:value-type="float">
            <text:p>0.069960647135986</text:p>
          </table:table-cell>
          <table:table-cell office:value-type="float" office:value="-0.0564057717533887" calcext:value-type="float">
            <text:p>-0.056405771753389</text:p>
          </table:table-cell>
          <table:table-cell office:value-type="float" office:value="-0.0682116309575864" calcext:value-type="float">
            <text:p>-0.068211630957586</text:p>
          </table:table-cell>
          <table:table-cell office:value-type="float" office:value="-0.0717096633143857" calcext:value-type="float">
            <text:p>-0.071709663314386</text:p>
          </table:table-cell>
          <table:table-cell office:value-type="float" office:value="-0.0542195015303891" calcext:value-type="float">
            <text:p>-0.054219501530389</text:p>
          </table:table-cell>
          <table:table-cell office:value-type="float" office:value="0.0284215128989943" calcext:value-type="float">
            <text:p>0.028421512898994</text:p>
          </table:table-cell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float" office:value="0.0670578373847444" calcext:value-type="float">
            <text:p>0.067057837384744</text:p>
          </table:table-cell>
          <table:table-cell office:value-type="float" office:value="-0.0549036043587594" calcext:value-type="float">
            <text:p>-0.054903604358759</text:p>
          </table:table-cell>
          <table:table-cell office:value-type="float" office:value="-0.0666387259010897" calcext:value-type="float">
            <text:p>-0.06663872590109</text:p>
          </table:table-cell>
          <table:table-cell office:value-type="float" office:value="-0.0691533948030176" calcext:value-type="float">
            <text:p>-0.069153394803018</text:p>
          </table:table-cell>
          <table:table-cell office:value-type="float" office:value="-0.0557418273260686" calcext:value-type="float">
            <text:p>-0.055741827326069</text:p>
          </table:table-cell>
          <table:table-cell office:value-type="float" office:value="0.0251466890192791" calcext:value-type="float">
            <text:p>0.025146689019279</text:p>
          </table:table-cell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float" office:value="0.0643863179074447" calcext:value-type="float">
            <text:p>0.064386317907445</text:p>
          </table:table-cell>
          <table:table-cell office:value-type="float" office:value="-0.0535211267605634" calcext:value-type="float">
            <text:p>-0.053521126760563</text:p>
          </table:table-cell>
          <table:table-cell office:value-type="float" office:value="-0.0651911468812877" calcext:value-type="float">
            <text:p>-0.065191146881288</text:p>
          </table:table-cell>
          <table:table-cell office:value-type="float" office:value="-0.0700201207243461" calcext:value-type="float">
            <text:p>-0.070020120724346</text:p>
          </table:table-cell>
          <table:table-cell office:value-type="float" office:value="-0.053923541247485" calcext:value-type="float">
            <text:p>-0.053923541247485</text:p>
          </table:table-cell>
          <table:table-cell office:value-type="float" office:value="0.0265593561368209" calcext:value-type="float">
            <text:p>0.026559356136821</text:p>
          </table:table-cell>
        </table:table-row>
        <table:table-row table:style-name="ro1">
          <table:table-cell office:value-type="float" office:value="2584" calcext:value-type="float">
            <text:p>2584</text:p>
          </table:table-cell>
          <table:table-cell office:value-type="float" office:value="0.0673374613003096" calcext:value-type="float">
            <text:p>0.06733746130031</text:p>
          </table:table-cell>
          <table:table-cell office:value-type="float" office:value="-0.0530185758513932" calcext:value-type="float">
            <text:p>-0.053018575851393</text:p>
          </table:table-cell>
          <table:table-cell office:value-type="float" office:value="-0.0642414860681114" calcext:value-type="float">
            <text:p>-0.064241486068111</text:p>
          </table:table-cell>
          <table:table-cell office:value-type="float" office:value="-0.065015479876161" calcext:value-type="float">
            <text:p>-0.065015479876161</text:p>
          </table:table-cell>
          <table:table-cell office:value-type="float" office:value="-0.0514705882352942" calcext:value-type="float">
            <text:p>-0.051470588235294</text:p>
          </table:table-cell>
          <table:table-cell office:value-type="float" office:value="0.0278637770897833" calcext:value-type="float">
            <text:p>0.027863777089783</text:p>
          </table:table-cell>
        </table:table-row>
        <table:table-row table:style-name="ro1">
          <table:table-cell office:value-type="float" office:value="2683" calcext:value-type="float">
            <text:p>2683</text:p>
          </table:table-cell>
          <table:table-cell office:value-type="float" office:value="0.0648527767424525" calcext:value-type="float">
            <text:p>0.064852776742453</text:p>
          </table:table-cell>
          <table:table-cell office:value-type="float" office:value="-0.0518076779724189" calcext:value-type="float">
            <text:p>-0.051807677972419</text:p>
          </table:table-cell>
          <table:table-cell table:number-columns-repeated="2" office:value-type="float" office:value="-0.0629891912038763" calcext:value-type="float">
            <text:p>-0.062989191203876</text:p>
          </table:table-cell>
          <table:table-cell office:value-type="float" office:value="-0.0555348490495714" calcext:value-type="float">
            <text:p>-0.055534849049571</text:p>
          </table:table-cell>
          <table:table-cell office:value-type="float" office:value="0.0264629146477824" calcext:value-type="float">
            <text:p>0.026462914647782</text:p>
          </table:table-cell>
        </table:table-row>
        <table:table-row table:style-name="ro1">
          <table:table-cell office:value-type="float" office:value="2782" calcext:value-type="float">
            <text:p>2782</text:p>
          </table:table-cell>
          <table:table-cell office:value-type="float" office:value="0.0700934579439252" calcext:value-type="float">
            <text:p>0.070093457943925</text:p>
          </table:table-cell>
          <table:table-cell office:value-type="float" office:value="-0.0514018691588785" calcext:value-type="float">
            <text:p>-0.051401869158879</text:p>
          </table:table-cell>
          <table:table-cell office:value-type="float" office:value="-0.0621854780733286" calcext:value-type="float">
            <text:p>-0.062185478073329</text:p>
          </table:table-cell>
          <table:table-cell office:value-type="float" office:value="-0.0614665708123652" calcext:value-type="float">
            <text:p>-0.061466570812365</text:p>
          </table:table-cell>
          <table:table-cell office:value-type="float" office:value="-0.0535585909417685" calcext:value-type="float">
            <text:p>-0.053558590941769</text:p>
          </table:table-cell>
          <table:table-cell office:value-type="float" office:value="0.0276779295470884" calcext:value-type="float">
            <text:p>0.027677929547088</text:p>
          </table:table-cell>
        </table:table-row>
        <table:table-row table:style-name="ro1">
          <table:table-cell office:value-type="float" office:value="2881" calcext:value-type="float">
            <text:p>2881</text:p>
          </table:table-cell>
          <table:table-cell office:value-type="float" office:value="0.0676848316556751" calcext:value-type="float">
            <text:p>0.067684831655675</text:p>
          </table:table-cell>
          <table:table-cell office:value-type="float" office:value="-0.0503297466157585" calcext:value-type="float">
            <text:p>-0.050329746615759</text:p>
          </table:table-cell>
          <table:table-cell office:value-type="float" office:value="-0.0610898993405068" calcext:value-type="float">
            <text:p>-0.061089899340507</text:p>
          </table:table-cell>
          <table:table-cell office:value-type="float" office:value="-0.0597014925373135" calcext:value-type="float">
            <text:p>-0.059701492537314</text:p>
          </table:table-cell>
          <table:table-cell office:value-type="float" office:value="-0.0538007636237418" calcext:value-type="float">
            <text:p>-0.053800763623742</text:p>
          </table:table-cell>
          <table:table-cell office:value-type="float" office:value="0.02915654286706" calcext:value-type="float">
            <text:p>0.02915654286706</text:p>
          </table:table-cell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0.0654362416107382" calcext:value-type="float">
            <text:p>0.065436241610738</text:p>
          </table:table-cell>
          <table:table-cell office:value-type="float" office:value="-0.0493288590604027" calcext:value-type="float">
            <text:p>-0.049328859060403</text:p>
          </table:table-cell>
          <table:table-cell office:value-type="float" office:value="-0.0600671140939597" calcext:value-type="float">
            <text:p>-0.06006711409396</text:p>
          </table:table-cell>
          <table:table-cell office:value-type="float" office:value="-0.0553691275167786" calcext:value-type="float">
            <text:p>-0.055369127516779</text:p>
          </table:table-cell>
          <table:table-cell office:value-type="float" office:value="-0.0570469798657719" calcext:value-type="float">
            <text:p>-0.057046979865772</text:p>
          </table:table-cell>
          <table:table-cell office:value-type="float" office:value="0.0278523489932886" calcext:value-type="float">
            <text:p>0.027852348993289</text:p>
          </table:table-cell>
        </table:table-row>
        <table:table-row table:style-name="ro1">
          <table:table-cell office:value-type="float" office:value="3079" calcext:value-type="float">
            <text:p>3079</text:p>
          </table:table-cell>
          <table:table-cell office:value-type="float" office:value="0.0633322507307568" calcext:value-type="float">
            <text:p>0.063332250730757</text:p>
          </table:table-cell>
          <table:table-cell office:value-type="float" office:value="-0.0483923351737577" calcext:value-type="float">
            <text:p>-0.048392335173758</text:p>
          </table:table-cell>
          <table:table-cell office:value-type="float" office:value="-0.0587853199090614" calcext:value-type="float">
            <text:p>-0.058785319909061</text:p>
          </table:table-cell>
          <table:table-cell office:value-type="float" office:value="-0.0591101006820396" calcext:value-type="float">
            <text:p>-0.05911010068204</text:p>
          </table:table-cell>
          <table:table-cell office:value-type="float" office:value="-0.0571614160441701" calcext:value-type="float">
            <text:p>-0.05716141604417</text:p>
          </table:table-cell>
          <table:table-cell office:value-type="float" office:value="0.0240337772003897" calcext:value-type="float">
            <text:p>0.02403377720039</text:p>
          </table:table-cell>
        </table:table-row>
        <table:table-row table:style-name="ro1">
          <table:table-cell office:value-type="float" office:value="3178" calcext:value-type="float">
            <text:p>3178</text:p>
          </table:table-cell>
          <table:table-cell office:value-type="float" office:value="0.065764631843927" calcext:value-type="float">
            <text:p>0.065764631843927</text:p>
          </table:table-cell>
          <table:table-cell office:value-type="float" office:value="-0.0481434864694776" calcext:value-type="float">
            <text:p>-0.048143486469478</text:p>
          </table:table-cell>
          <table:table-cell office:value-type="float" office:value="-0.0582127123977344" calcext:value-type="float">
            <text:p>-0.058212712397734</text:p>
          </table:table-cell>
          <table:table-cell office:value-type="float" office:value="-0.0553807426054123" calcext:value-type="float">
            <text:p>-0.055380742605412</text:p>
          </table:table-cell>
          <table:table-cell office:value-type="float" office:value="-0.0550660792951543" calcext:value-type="float">
            <text:p>-0.055066079295154</text:p>
          </table:table-cell>
          <table:table-cell office:value-type="float" office:value="0.0251730648206419" calcext:value-type="float">
            <text:p>0.025173064820642</text:p>
          </table:table-cell>
        </table:table-row>
        <table:table-row table:style-name="ro1">
          <table:table-cell office:value-type="float" office:value="3277" calcext:value-type="float">
            <text:p>3277</text:p>
          </table:table-cell>
          <table:table-cell office:value-type="float" office:value="0.0659139456820263" calcext:value-type="float">
            <text:p>0.065913945682026</text:p>
          </table:table-cell>
          <table:table-cell office:value-type="float" office:value="-0.0472993591699725" calcext:value-type="float">
            <text:p>-0.047299359169973</text:p>
          </table:table-cell>
          <table:table-cell office:value-type="float" office:value="-0.0573695453158377" calcext:value-type="float">
            <text:p>-0.057369545315838</text:p>
          </table:table-cell>
          <table:table-cell office:value-type="float" office:value="-0.0540128166005492" calcext:value-type="float">
            <text:p>-0.054012816600549</text:p>
          </table:table-cell>
          <table:table-cell office:value-type="float" office:value="-0.0552334452242905" calcext:value-type="float">
            <text:p>-0.055233445224291</text:p>
          </table:table-cell>
          <table:table-cell office:value-type="float" office:value="0.0241074153188892" calcext:value-type="float">
            <text:p>0.024107415318889</text:p>
          </table:table-cell>
        </table:table-row>
        <table:table-row table:style-name="ro1">
          <table:table-cell office:value-type="float" office:value="3376" calcext:value-type="float">
            <text:p>3376</text:p>
          </table:table-cell>
          <table:table-cell office:value-type="float" office:value="0.0639810426540284" calcext:value-type="float">
            <text:p>0.063981042654028</text:p>
          </table:table-cell>
          <table:table-cell office:value-type="float" office:value="-0.0465047393364929" calcext:value-type="float">
            <text:p>-0.046504739336493</text:p>
          </table:table-cell>
          <table:table-cell office:value-type="float" office:value="-0.0565758293838862" calcext:value-type="float">
            <text:p>-0.056575829383886</text:p>
          </table:table-cell>
          <table:table-cell office:value-type="float" office:value="-0.0536137440758294" calcext:value-type="float">
            <text:p>-0.053613744075829</text:p>
          </table:table-cell>
          <table:table-cell office:value-type="float" office:value="-0.0553909952606636" calcext:value-type="float">
            <text:p>-0.055390995260664</text:p>
          </table:table-cell>
          <table:table-cell office:value-type="float" office:value="0.0231042654028436" calcext:value-type="float">
            <text:p>0.023104265402844</text:p>
          </table:table-cell>
        </table:table-row>
        <table:table-row table:style-name="ro1">
          <table:table-cell office:value-type="float" office:value="3475" calcext:value-type="float">
            <text:p>3475</text:p>
          </table:table-cell>
          <table:table-cell office:value-type="float" office:value="0.062158273381295" calcext:value-type="float">
            <text:p>0.062158273381295</text:p>
          </table:table-cell>
          <table:table-cell office:value-type="float" office:value="-0.0457553956834532" calcext:value-type="float">
            <text:p>-0.045755395683453</text:p>
          </table:table-cell>
          <table:table-cell office:value-type="float" office:value="-0.0555395683453238" calcext:value-type="float">
            <text:p>-0.055539568345324</text:p>
          </table:table-cell>
          <table:table-cell office:value-type="float" office:value="-0.0532374100719424" calcext:value-type="float">
            <text:p>-0.053237410071942</text:p>
          </table:table-cell>
          <table:table-cell office:value-type="float" office:value="-0.0578417266187051" calcext:value-type="float">
            <text:p>-0.057841726618705</text:p>
          </table:table-cell>
          <table:table-cell office:value-type="float" office:value="0.022158273381295" calcext:value-type="float">
            <text:p>0.022158273381295</text:p>
          </table:table-cell>
        </table:table-row>
        <table:table-row table:style-name="ro1">
          <table:table-cell office:value-type="float" office:value="3574" calcext:value-type="float">
            <text:p>3574</text:p>
          </table:table-cell>
          <table:table-cell office:value-type="float" office:value="0.0643536653609401" calcext:value-type="float">
            <text:p>0.06435366536094</text:p>
          </table:table-cell>
          <table:table-cell office:value-type="float" office:value="-0.0456071628427532" calcext:value-type="float">
            <text:p>-0.045607162842753</text:p>
          </table:table-cell>
          <table:table-cell office:value-type="float" office:value="-0.0551203133743705" calcext:value-type="float">
            <text:p>-0.055120313374371</text:p>
          </table:table-cell>
          <table:table-cell office:value-type="float" office:value="-0.0537213206491326" calcext:value-type="float">
            <text:p>-0.053721320649133</text:p>
          </table:table-cell>
          <table:table-cell office:value-type="float" office:value="-0.053441522104085" calcext:value-type="float">
            <text:p>-0.053441522104085</text:p>
          </table:table-cell>
          <table:table-cell office:value-type="float" office:value="0.023223279238948" calcext:value-type="float">
            <text:p>0.023223279238948</text:p>
          </table:table-cell>
        </table:table-row>
        <table:table-row table:style-name="ro1">
          <table:table-cell office:value-type="float" office:value="3673" calcext:value-type="float">
            <text:p>3673</text:p>
          </table:table-cell>
          <table:table-cell office:value-type="float" office:value="0.0645249115164715" calcext:value-type="float">
            <text:p>0.064524911516472</text:p>
          </table:table-cell>
          <table:table-cell office:value-type="float" office:value="-0.0449224067519739" calcext:value-type="float">
            <text:p>-0.044922406751974</text:p>
          </table:table-cell>
          <table:table-cell office:value-type="float" office:value="-0.0544514021236047" calcext:value-type="float">
            <text:p>-0.054451402123605</text:p>
          </table:table-cell>
          <table:table-cell office:value-type="float" office:value="-0.0536346310917506" calcext:value-type="float">
            <text:p>-0.053634631091751</text:p>
          </table:table-cell>
          <table:table-cell office:value-type="float" office:value="-0.0558126871766947" calcext:value-type="float">
            <text:p>-0.055812687176695</text:p>
          </table:table-cell>
          <table:table-cell office:value-type="float" office:value="0.0223250748706779" calcext:value-type="float">
            <text:p>0.022325074870678</text:p>
          </table:table-cell>
        </table:table-row>
        <table:table-row table:style-name="ro1">
          <table:table-cell office:value-type="float" office:value="3772" calcext:value-type="float">
            <text:p>3772</text:p>
          </table:table-cell>
          <table:table-cell office:value-type="float" office:value="0.0628313891834571" calcext:value-type="float">
            <text:p>0.062831389183457</text:p>
          </table:table-cell>
          <table:table-cell office:value-type="float" office:value="-0.0442735949098621" calcext:value-type="float">
            <text:p>-0.044273594909862</text:p>
          </table:table-cell>
          <table:table-cell office:value-type="float" office:value="-0.0535524920466596" calcext:value-type="float">
            <text:p>-0.05355249204666</text:p>
          </table:table-cell>
          <table:table-cell office:value-type="float" office:value="-0.0532873806998939" calcext:value-type="float">
            <text:p>-0.053287380699894</text:p>
          </table:table-cell>
          <table:table-cell office:value-type="float" office:value="-0.0556733828207847" calcext:value-type="float">
            <text:p>-0.055673382820785</text:p>
          </table:table-cell>
          <table:table-cell office:value-type="float" office:value="0.021474019088017" calcext:value-type="float">
            <text:p>0.021474019088017</text:p>
          </table:table-cell>
        </table:table-row>
        <table:table-row table:style-name="ro1">
          <table:table-cell office:value-type="float" office:value="3871" calcext:value-type="float">
            <text:p>3871</text:p>
          </table:table-cell>
          <table:table-cell office:value-type="float" office:value="0.0630328080599328" calcext:value-type="float">
            <text:p>0.063032808059933</text:p>
          </table:table-cell>
          <table:table-cell office:value-type="float" office:value="-0.0436579695169207" calcext:value-type="float">
            <text:p>-0.043657969516921</text:p>
          </table:table-cell>
          <table:table-cell office:value-type="float" office:value="-0.0529578920175665" calcext:value-type="float">
            <text:p>-0.052957892017567</text:p>
          </table:table-cell>
          <table:table-cell office:value-type="float" office:value="-0.05321622319814" calcext:value-type="float">
            <text:p>-0.05321622319814</text:p>
          </table:table-cell>
          <table:table-cell office:value-type="float" office:value="-0.0555412038233015" calcext:value-type="float">
            <text:p>-0.055541203823302</text:p>
          </table:table-cell>
          <table:table-cell office:value-type="float" office:value="0.0206664944458796" calcext:value-type="float">
            <text:p>0.02066649444588</text:p>
          </table:table-cell>
        </table:table-row>
        <table:table-row table:style-name="ro1">
          <table:table-cell office:value-type="float" office:value="3970" calcext:value-type="float">
            <text:p>3970</text:p>
          </table:table-cell>
          <table:table-cell office:value-type="float" office:value="0.0614609571788413" calcext:value-type="float">
            <text:p>0.061460957178841</text:p>
          </table:table-cell>
          <table:table-cell office:value-type="float" office:value="-0.0430730478589421" calcext:value-type="float">
            <text:p>-0.043073047858942</text:p>
          </table:table-cell>
          <table:table-cell office:value-type="float" office:value="-0.0503778337531486" calcext:value-type="float">
            <text:p>-0.050377833753149</text:p>
          </table:table-cell>
          <table:table-cell office:value-type="float" office:value="-0.052896725440806" calcext:value-type="float">
            <text:p>-0.052896725440806</text:p>
          </table:table-cell>
          <table:table-cell office:value-type="float" office:value="-0.0556675062972292" calcext:value-type="float">
            <text:p>-0.055667506297229</text:p>
          </table:table-cell>
          <table:table-cell office:value-type="float" office:value="0.0198992443324937" calcext:value-type="float">
            <text:p>0.019899244332494</text:p>
          </table:table-cell>
        </table:table-row>
        <table:table-row table:style-name="ro1">
          <table:table-cell office:value-type="float" office:value="4069" calcext:value-type="float">
            <text:p>4069</text:p>
          </table:table-cell>
          <table:table-cell office:value-type="float" office:value="0.0599655935119194" calcext:value-type="float">
            <text:p>0.059965593511919</text:p>
          </table:table-cell>
          <table:table-cell office:value-type="float" office:value="-0.0425165888424675" calcext:value-type="float">
            <text:p>-0.042516588842468</text:p>
          </table:table-cell>
          <table:table-cell office:value-type="float" office:value="-0.0516097321209142" calcext:value-type="float">
            <text:p>-0.051609732120914</text:p>
          </table:table-cell>
          <table:table-cell office:value-type="float" office:value="-0.0528385352666503" calcext:value-type="float">
            <text:p>-0.05283853526665</text:p>
          </table:table-cell>
          <table:table-cell office:value-type="float" office:value="-0.0577537478495944" calcext:value-type="float">
            <text:p>-0.057753747849594</text:p>
          </table:table-cell>
          <table:table-cell office:value-type="float" office:value="0.0191693290734825" calcext:value-type="float">
            <text:p>0.019169329073483</text:p>
          </table:table-cell>
        </table:table-row>
        <table:table-row table:style-name="ro1">
          <table:table-cell office:value-type="float" office:value="4168" calcext:value-type="float">
            <text:p>4168</text:p>
          </table:table-cell>
          <table:table-cell office:value-type="float" office:value="0.0597408829174664" calcext:value-type="float">
            <text:p>0.059740882917466</text:p>
          </table:table-cell>
          <table:table-cell office:value-type="float" office:value="-0.0419865642994242" calcext:value-type="float">
            <text:p>-0.041986564299424</text:p>
          </table:table-cell>
          <table:table-cell office:value-type="float" office:value="-0.0506238003838772" calcext:value-type="float">
            <text:p>-0.050623800383877</text:p>
          </table:table-cell>
          <table:table-cell office:value-type="float" office:value="-0.0525431861804223" calcext:value-type="float">
            <text:p>-0.052543186180422</text:p>
          </table:table-cell>
          <table:table-cell office:value-type="float" office:value="-0.0575815738963532" calcext:value-type="float">
            <text:p>-0.057581573896353</text:p>
          </table:table-cell>
          <table:table-cell office:value-type="float" office:value="0.0203934740882918" calcext:value-type="float">
            <text:p>0.020393474088292</text:p>
          </table:table-cell>
        </table:table-row>
        <table:table-row table:style-name="ro1">
          <table:table-cell office:value-type="float" office:value="4267" calcext:value-type="float">
            <text:p>4267</text:p>
          </table:table-cell>
          <table:table-cell office:value-type="float" office:value="0.0578861026482306" calcext:value-type="float">
            <text:p>0.057886102648231</text:p>
          </table:table-cell>
          <table:table-cell office:value-type="float" office:value="-0.0414811342863839" calcext:value-type="float">
            <text:p>-0.041481134286384</text:p>
          </table:table-cell>
          <table:table-cell office:value-type="float" office:value="-0.0496836184673072" calcext:value-type="float">
            <text:p>-0.049683618467307</text:p>
          </table:table-cell>
          <table:table-cell office:value-type="float" office:value="-0.0524958987579096" calcext:value-type="float">
            <text:p>-0.05249589875791</text:p>
          </table:table-cell>
          <table:table-cell office:value-type="float" office:value="-0.0543707522849778" calcext:value-type="float">
            <text:p>-0.054370752284978</text:p>
          </table:table-cell>
          <table:table-cell office:value-type="float" office:value="0.0196859620342161" calcext:value-type="float">
            <text:p>0.019685962034216</text:p>
          </table:table-cell>
        </table:table-row>
        <table:table-row table:style-name="ro1">
          <table:table-cell office:value-type="float" office:value="4366" calcext:value-type="float">
            <text:p>4366</text:p>
          </table:table-cell>
          <table:table-cell office:value-type="float" office:value="0.0579477782867613" calcext:value-type="float">
            <text:p>0.057947778286761</text:p>
          </table:table-cell>
          <table:table-cell office:value-type="float" office:value="-0.0409986257443885" calcext:value-type="float">
            <text:p>-0.040998625744389</text:p>
          </table:table-cell>
          <table:table-cell office:value-type="float" office:value="-0.048786074209803" calcext:value-type="float">
            <text:p>-0.048786074209803</text:p>
          </table:table-cell>
          <table:table-cell office:value-type="float" office:value="-0.0522217132386624" calcext:value-type="float">
            <text:p>-0.052221713238662</text:p>
          </table:table-cell>
          <table:table-cell office:value-type="float" office:value="-0.0556573522675217" calcext:value-type="float">
            <text:p>-0.055657352267522</text:p>
          </table:table-cell>
          <table:table-cell office:value-type="float" office:value="0.0190105359596885" calcext:value-type="float">
            <text:p>0.019010535959689</text:p>
          </table:table-cell>
        </table:table-row>
        <table:table-row table:style-name="ro1">
          <table:table-cell office:value-type="float" office:value="4465" calcext:value-type="float">
            <text:p>4465</text:p>
          </table:table-cell>
          <table:table-cell office:value-type="float" office:value="0.0562150055991042" calcext:value-type="float">
            <text:p>0.056215005599104</text:p>
          </table:table-cell>
          <table:table-cell office:value-type="float" office:value="-0.0405375139977604" calcext:value-type="float">
            <text:p>-0.04053751399776</text:p>
          </table:table-cell>
          <table:table-cell office:value-type="float" office:value="-0.0479283314669653" calcext:value-type="float">
            <text:p>-0.047928331466965</text:p>
          </table:table-cell>
          <table:table-cell office:value-type="float" office:value="-0.0539753639417693" calcext:value-type="float">
            <text:p>-0.053975363941769</text:p>
          </table:table-cell>
          <table:table-cell office:value-type="float" office:value="-0.0548712206047033" calcext:value-type="float">
            <text:p>-0.054871220604703</text:p>
          </table:table-cell>
          <table:table-cell office:value-type="float" office:value="0.0183650615901456" calcext:value-type="float">
            <text:p>0.018365061590146</text:p>
          </table:table-cell>
        </table:table-row>
        <table:table-row table:style-name="ro1">
          <table:table-cell office:value-type="float" office:value="4564" calcext:value-type="float">
            <text:p>4564</text:p>
          </table:table-cell>
          <table:table-cell office:value-type="float" office:value="0.0593777388255916" calcext:value-type="float">
            <text:p>0.059377738825592</text:p>
          </table:table-cell>
          <table:table-cell office:value-type="float" office:value="-0.0405346187554777" calcext:value-type="float">
            <text:p>-0.040534618755478</text:p>
          </table:table-cell>
          <table:table-cell office:value-type="float" office:value="-0.0473269062226118" calcext:value-type="float">
            <text:p>-0.047326906222612</text:p>
          </table:table-cell>
          <table:table-cell office:value-type="float" office:value="-0.0523663453111306" calcext:value-type="float">
            <text:p>-0.052366345311131</text:p>
          </table:table-cell>
          <table:table-cell office:value-type="float" office:value="-0.0525854513584575" calcext:value-type="float">
            <text:p>-0.052585451358458</text:p>
          </table:table-cell>
          <table:table-cell office:value-type="float" office:value="0.0192813321647677" calcext:value-type="float">
            <text:p>0.019281332164768</text:p>
          </table:table-cell>
        </table:table-row>
        <table:table-row table:style-name="ro1">
          <table:table-cell office:value-type="float" office:value="4663" calcext:value-type="float">
            <text:p>4663</text:p>
          </table:table-cell>
          <table:table-cell office:value-type="float" office:value="0.0576881835728072" calcext:value-type="float">
            <text:p>0.057688183572807</text:p>
          </table:table-cell>
          <table:table-cell office:value-type="float" office:value="-0.0401029380227321" calcext:value-type="float">
            <text:p>-0.040102938022732</text:p>
          </table:table-cell>
          <table:table-cell office:value-type="float" office:value="-0.0465365644434913" calcext:value-type="float">
            <text:p>-0.046536564443491</text:p>
          </table:table-cell>
          <table:table-cell office:value-type="float" office:value="-0.0521123740081493" calcext:value-type="float">
            <text:p>-0.052112374008149</text:p>
          </table:table-cell>
          <table:table-cell office:value-type="float" office:value="-0.051897919794124" calcext:value-type="float">
            <text:p>-0.051897919794124</text:p>
          </table:table-cell>
          <table:table-cell office:value-type="float" office:value="0.0186575166202016" calcext:value-type="float">
            <text:p>0.018657516620202</text:p>
          </table:table-cell>
        </table:table-row>
        <table:table-row table:style-name="ro1">
          <table:table-cell office:value-type="float" office:value="4762" calcext:value-type="float">
            <text:p>4762</text:p>
          </table:table-cell>
          <table:table-cell office:value-type="float" office:value="0.0577488450230995" calcext:value-type="float">
            <text:p>0.0577488450231</text:p>
          </table:table-cell>
          <table:table-cell office:value-type="float" office:value="-0.0396892062158757" calcext:value-type="float">
            <text:p>-0.039689206215876</text:p>
          </table:table-cell>
          <table:table-cell office:value-type="float" office:value="-0.0440991180176397" calcext:value-type="float">
            <text:p>-0.04409911801764</text:p>
          </table:table-cell>
          <table:table-cell office:value-type="float" office:value="-0.0518689626207476" calcext:value-type="float">
            <text:p>-0.051868962620748</text:p>
          </table:table-cell>
          <table:table-cell office:value-type="float" office:value="-0.0512389752204956" calcext:value-type="float">
            <text:p>-0.051238975220496</text:p>
          </table:table-cell>
          <table:table-cell office:value-type="float" office:value="0.0163796724065519" calcext:value-type="float">
            <text:p>0.016379672406552</text:p>
          </table:table-cell>
        </table:table-row>
        <table:table-row table:style-name="ro1">
          <table:table-cell office:value-type="float" office:value="4861" calcext:value-type="float">
            <text:p>4861</text:p>
          </table:table-cell>
          <table:table-cell office:value-type="float" office:value="0.0578070355893849" calcext:value-type="float">
            <text:p>0.057807035589385</text:p>
          </table:table-cell>
          <table:table-cell office:value-type="float" office:value="-0.0392923266817527" calcext:value-type="float">
            <text:p>-0.039292326681753</text:p>
          </table:table-cell>
          <table:table-cell office:value-type="float" office:value="-0.045052458341905" calcext:value-type="float">
            <text:p>-0.045052458341905</text:p>
          </table:table-cell>
          <table:table-cell office:value-type="float" office:value="-0.0518411849413701" calcext:value-type="float">
            <text:p>-0.05184118494137</text:p>
          </table:table-cell>
          <table:table-cell office:value-type="float" office:value="-0.0506068710141946" calcext:value-type="float">
            <text:p>-0.050606871014195</text:p>
          </table:table-cell>
          <table:table-cell office:value-type="float" office:value="0.0174861139683193" calcext:value-type="float">
            <text:p>0.017486113968319</text:p>
          </table:table-cell>
        </table:table-row>
        <table:table-row table:style-name="ro1">
          <table:table-cell office:value-type="float" office:value="4960" calcext:value-type="float">
            <text:p>4960</text:p>
          </table:table-cell>
          <table:table-cell office:value-type="float" office:value="0.05625" calcext:value-type="float">
            <text:p>0.05625</text:p>
          </table:table-cell>
          <table:table-cell office:value-type="float" office:value="-0.0389112903225806" calcext:value-type="float">
            <text:p>-0.038911290322581</text:p>
          </table:table-cell>
          <table:table-cell office:value-type="float" office:value="-0.0443548387096774" calcext:value-type="float">
            <text:p>-0.044354838709677</text:p>
          </table:table-cell>
          <table:table-cell office:value-type="float" office:value="-0.0516129032258064" calcext:value-type="float">
            <text:p>-0.051612903225806</text:p>
          </table:table-cell>
          <table:table-cell office:value-type="float" office:value="-0.0481854838709678" calcext:value-type="float">
            <text:p>-0.048185483870968</text:p>
          </table:table-cell>
          <table:table-cell office:value-type="float" office:value="0.0153225806451613" calcext:value-type="float">
            <text:p>0.015322580645161</text:p>
          </table:table-cell>
        </table:table-row>
        <table:table-row table:style-name="ro1">
          <table:table-cell office:value-type="float" office:value="5059" calcext:value-type="float">
            <text:p>5059</text:p>
          </table:table-cell>
          <table:table-cell office:value-type="float" office:value="0.0563352441193912" calcext:value-type="float">
            <text:p>0.056335244119391</text:p>
          </table:table-cell>
          <table:table-cell office:value-type="float" office:value="-0.0385451670290571" calcext:value-type="float">
            <text:p>-0.038545167029057</text:p>
          </table:table-cell>
          <table:table-cell office:value-type="float" office:value="-0.0436845226329314" calcext:value-type="float">
            <text:p>-0.043684522632931</text:p>
          </table:table-cell>
          <table:table-cell office:value-type="float" office:value="-0.0513935560387429" calcext:value-type="float">
            <text:p>-0.051393556038743</text:p>
          </table:table-cell>
          <table:table-cell office:value-type="float" office:value="-0.0494168808064834" calcext:value-type="float">
            <text:p>-0.049416880806483</text:p>
          </table:table-cell>
          <table:table-cell office:value-type="float" office:value="0.0156157343348488" calcext:value-type="float">
            <text:p>0.015615734334849</text:p>
          </table:table-cell>
        </table:table-row>
        <table:table-row table:style-name="ro1">
          <table:table-cell office:value-type="float" office:value="5158" calcext:value-type="float">
            <text:p>5158</text:p>
          </table:table-cell>
          <table:table-cell office:value-type="float" office:value="0.0548662272198527" calcext:value-type="float">
            <text:p>0.054866227219853</text:p>
          </table:table-cell>
          <table:table-cell office:value-type="float" office:value="-0.0381930981000388" calcext:value-type="float">
            <text:p>-0.038193098100039</text:p>
          </table:table-cell>
          <table:table-cell office:value-type="float" office:value="-0.0430399379604498" calcext:value-type="float">
            <text:p>-0.04303993796045</text:p>
          </table:table-cell>
          <table:table-cell office:value-type="float" office:value="-0.0511826289259403" calcext:value-type="float">
            <text:p>-0.05118262892594</text:p>
          </table:table-cell>
          <table:table-cell office:value-type="float" office:value="-0.0488561457929431" calcext:value-type="float">
            <text:p>-0.048856145792943</text:p>
          </table:table-cell>
          <table:table-cell office:value-type="float" office:value="0.014540519581233" calcext:value-type="float">
            <text:p>0.014540519581233</text:p>
          </table:table-cell>
        </table:table-row>
        <table:table-row table:style-name="ro1">
          <table:table-cell office:value-type="float" office:value="5257" calcext:value-type="float">
            <text:p>5257</text:p>
          </table:table-cell>
          <table:table-cell office:value-type="float" office:value="0.0549743199543466" calcext:value-type="float">
            <text:p>0.054974319954347</text:p>
          </table:table-cell>
          <table:table-cell office:value-type="float" office:value="-0.0378542895187369" calcext:value-type="float">
            <text:p>-0.037854289518737</text:p>
          </table:table-cell>
          <table:table-cell office:value-type="float" office:value="-0.0424196309682329" calcext:value-type="float">
            <text:p>-0.042419630968233</text:p>
          </table:table-cell>
          <table:table-cell office:value-type="float" office:value="-0.0509796461860376" calcext:value-type="float">
            <text:p>-0.050979646186038</text:p>
          </table:table-cell>
          <table:table-cell office:value-type="float" office:value="-0.0483165303404983" calcext:value-type="float">
            <text:p>-0.048316530340498</text:p>
          </table:table-cell>
          <table:table-cell office:value-type="float" office:value="0.0135058017880921" calcext:value-type="float">
            <text:p>0.013505801788092</text:p>
          </table:table-cell>
        </table:table-row>
        <table:table-row table:style-name="ro1">
          <table:table-cell office:value-type="float" office:value="5356" calcext:value-type="float">
            <text:p>5356</text:p>
          </table:table-cell>
          <table:table-cell office:value-type="float" office:value="0.0524645257654967" calcext:value-type="float">
            <text:p>0.052464525765497</text:p>
          </table:table-cell>
          <table:table-cell office:value-type="float" office:value="-0.0371545929798357" calcext:value-type="float">
            <text:p>-0.037154592979836</text:p>
          </table:table-cell>
          <table:table-cell office:value-type="float" office:value="-0.0416355489171023" calcext:value-type="float">
            <text:p>-0.041635548917102</text:p>
          </table:table-cell>
          <table:table-cell office:value-type="float" office:value="-0.0520911127707244" calcext:value-type="float">
            <text:p>-0.052091112770724</text:p>
          </table:table-cell>
          <table:table-cell office:value-type="float" office:value="-0.0491038088125467" calcext:value-type="float">
            <text:p>-0.049103808812547</text:p>
          </table:table-cell>
          <table:table-cell office:value-type="float" office:value="0.0112023898431666" calcext:value-type="float">
            <text:p>0.011202389843167</text:p>
          </table:table-cell>
        </table:table-row>
        <table:table-row table:style-name="ro1">
          <table:table-cell office:value-type="float" office:value="5455" calcext:value-type="float">
            <text:p>5455</text:p>
          </table:table-cell>
          <table:table-cell office:value-type="float" office:value="0.0511457378551787" calcext:value-type="float">
            <text:p>0.051145737855179</text:p>
          </table:table-cell>
          <table:table-cell office:value-type="float" office:value="-0.0368469294225481" calcext:value-type="float">
            <text:p>-0.036846929422548</text:p>
          </table:table-cell>
          <table:table-cell office:value-type="float" office:value="-0.0410632447296059" calcext:value-type="float">
            <text:p>-0.041063244729606</text:p>
          </table:table-cell>
          <table:table-cell office:value-type="float" office:value="-0.0520623281393217" calcext:value-type="float">
            <text:p>-0.052062328139322</text:p>
          </table:table-cell>
          <table:table-cell office:value-type="float" office:value="-0.0485792850595784" calcext:value-type="float">
            <text:p>-0.048579285059578</text:p>
          </table:table-cell>
          <table:table-cell office:value-type="float" office:value="0.0102658111824014" calcext:value-type="float">
            <text:p>0.010265811182401</text:p>
          </table:table-cell>
        </table:table-row>
        <table:table-row table:style-name="ro1">
          <table:table-cell office:value-type="float" office:value="5554" calcext:value-type="float">
            <text:p>5554</text:p>
          </table:table-cell>
          <table:table-cell office:value-type="float" office:value="0.0513143680230465" calcext:value-type="float">
            <text:p>0.051314368023047</text:p>
          </table:table-cell>
          <table:table-cell office:value-type="float" office:value="-0.0365502340655383" calcext:value-type="float">
            <text:p>-0.036550234065538</text:p>
          </table:table-cell>
          <table:table-cell office:value-type="float" office:value="-0.0405113431760893" calcext:value-type="float">
            <text:p>-0.040511343176089</text:p>
          </table:table-cell>
          <table:table-cell office:value-type="float" office:value="-0.0502340655383508" calcext:value-type="float">
            <text:p>-0.050234065538351</text:p>
          </table:table-cell>
          <table:table-cell office:value-type="float" office:value="-0.0480734605689593" calcext:value-type="float">
            <text:p>-0.048073460568959</text:p>
          </table:table-cell>
          <table:table-cell office:value-type="float" office:value="0.00918257111991361" calcext:value-type="float">
            <text:p>0.009182571119914</text:p>
          </table:table-cell>
        </table:table-row>
        <table:table-row table:style-name="ro1">
          <table:table-cell office:value-type="float" office:value="5653" calcext:value-type="float">
            <text:p>5653</text:p>
          </table:table-cell>
          <table:table-cell office:value-type="float" office:value="0.0514770918096586" calcext:value-type="float">
            <text:p>0.051477091809659</text:p>
          </table:table-cell>
          <table:table-cell office:value-type="float" office:value="-0.0362639306562887" calcext:value-type="float">
            <text:p>-0.036263930656289</text:p>
          </table:table-cell>
          <table:table-cell office:value-type="float" office:value="-0.0399787723332744" calcext:value-type="float">
            <text:p>-0.039978772333274</text:p>
          </table:table-cell>
          <table:table-cell office:value-type="float" office:value="-0.0500619140279497" calcext:value-type="float">
            <text:p>-0.05006191402795</text:p>
          </table:table-cell>
          <table:table-cell office:value-type="float" office:value="-0.0475853529099594" calcext:value-type="float">
            <text:p>-0.047585352909959</text:p>
          </table:table-cell>
          <table:table-cell office:value-type="float" office:value="0.00831416946753932" calcext:value-type="float">
            <text:p>0.008314169467539</text:p>
          </table:table-cell>
        </table:table-row>
        <table:table-row table:style-name="ro1">
          <table:table-cell office:value-type="float" office:value="5752" calcext:value-type="float">
            <text:p>5752</text:p>
          </table:table-cell>
          <table:table-cell office:value-type="float" office:value="0.0502433936022253" calcext:value-type="float">
            <text:p>0.050243393602225</text:p>
          </table:table-cell>
          <table:table-cell office:value-type="float" office:value="-0.0359874826147427" calcext:value-type="float">
            <text:p>-0.035987482614743</text:p>
          </table:table-cell>
          <table:table-cell office:value-type="float" office:value="-0.0399860917941586" calcext:value-type="float">
            <text:p>-0.039986091794159</text:p>
          </table:table-cell>
          <table:table-cell office:value-type="float" office:value="-0.0498956884561892" calcext:value-type="float">
            <text:p>-0.049895688456189</text:p>
          </table:table-cell>
          <table:table-cell office:value-type="float" office:value="-0.0471140472878998" calcext:value-type="float">
            <text:p>-0.0471140472879</text:p>
          </table:table-cell>
          <table:table-cell office:value-type="float" office:value="0.0074756606397775" calcext:value-type="float">
            <text:p>0.007475660639778</text:p>
          </table:table-cell>
        </table:table-row>
        <table:table-row table:style-name="ro1">
          <table:table-cell office:value-type="float" office:value="5851" calcext:value-type="float">
            <text:p>5851</text:p>
          </table:table-cell>
          <table:table-cell office:value-type="float" office:value="0.050418731840711" calcext:value-type="float">
            <text:p>0.050418731840711</text:p>
          </table:table-cell>
          <table:table-cell office:value-type="float" office:value="-0.0357203896769783" calcext:value-type="float">
            <text:p>-0.035720389676978</text:p>
          </table:table-cell>
          <table:table-cell office:value-type="float" office:value="-0.039822252606392" calcext:value-type="float">
            <text:p>-0.039822252606392</text:p>
          </table:table-cell>
          <table:table-cell office:value-type="float" office:value="-0.049735088019142" calcext:value-type="float">
            <text:p>-0.049735088019142</text:p>
          </table:table-cell>
          <table:table-cell office:value-type="float" office:value="-0.0451204922235515" calcext:value-type="float">
            <text:p>-0.045120492223552</text:p>
          </table:table-cell>
          <table:table-cell office:value-type="float" office:value="0.00820372585882756" calcext:value-type="float">
            <text:p>0.008203725858828</text:p>
          </table:table-cell>
        </table:table-row>
        <table:table-row table:style-name="ro1">
          <table:table-cell office:value-type="float" office:value="5950" calcext:value-type="float">
            <text:p>5950</text:p>
          </table:table-cell>
          <table:table-cell office:value-type="float" office:value="0.0505882352941177" calcext:value-type="float">
            <text:p>0.050588235294118</text:p>
          </table:table-cell>
          <table:table-cell office:value-type="float" office:value="-0.0354621848739496" calcext:value-type="float">
            <text:p>-0.03546218487395</text:p>
          </table:table-cell>
          <table:table-cell office:value-type="float" office:value="-0.0398319327731093" calcext:value-type="float">
            <text:p>-0.039831932773109</text:p>
          </table:table-cell>
          <table:table-cell office:value-type="float" office:value="-0.0495798319327731" calcext:value-type="float">
            <text:p>-0.049579831932773</text:p>
          </table:table-cell>
          <table:table-cell office:value-type="float" office:value="-0.0447058823529412" calcext:value-type="float">
            <text:p>-0.044705882352941</text:p>
          </table:table-cell>
          <table:table-cell office:value-type="float" office:value="0.00873949579831934" calcext:value-type="float">
            <text:p>0.008739495798319</text:p>
          </table:table-cell>
        </table:table-row>
        <table:table-row table:style-name="ro1">
          <table:table-cell office:value-type="float" office:value="6049" calcext:value-type="float">
            <text:p>6049</text:p>
          </table:table-cell>
          <table:table-cell office:value-type="float" office:value="0.0494296577946768" calcext:value-type="float">
            <text:p>0.049429657794677</text:p>
          </table:table-cell>
          <table:table-cell office:value-type="float" office:value="-0.0352124318069102" calcext:value-type="float">
            <text:p>-0.03521243180691</text:p>
          </table:table-cell>
          <table:table-cell office:value-type="float" office:value="-0.0396759795007439" calcext:value-type="float">
            <text:p>-0.039675979500744</text:p>
          </table:table-cell>
          <table:table-cell office:value-type="float" office:value="-0.0494296577946768" calcext:value-type="float">
            <text:p>-0.049429657794677</text:p>
          </table:table-cell>
          <table:table-cell office:value-type="float" office:value="-0.0443048437758307" calcext:value-type="float">
            <text:p>-0.044304843775831</text:p>
          </table:table-cell>
          <table:table-cell office:value-type="float" office:value="0.00644734666887092" calcext:value-type="float">
            <text:p>0.006447346668871</text:p>
          </table:table-cell>
        </table:table-row>
        <table:table-row table:style-name="ro1">
          <table:table-cell office:value-type="float" office:value="6148" calcext:value-type="float">
            <text:p>6148</text:p>
          </table:table-cell>
          <table:table-cell office:value-type="float" office:value="0.0496096291476903" calcext:value-type="float">
            <text:p>0.04960962914769</text:p>
          </table:table-cell>
          <table:table-cell office:value-type="float" office:value="-0.0349707221860768" calcext:value-type="float">
            <text:p>-0.034970722186077</text:p>
          </table:table-cell>
          <table:table-cell office:value-type="float" office:value="-0.0395250487963565" calcext:value-type="float">
            <text:p>-0.039525048796357</text:p>
          </table:table-cell>
          <table:table-cell office:value-type="float" office:value="-0.0492843201040989" calcext:value-type="float">
            <text:p>-0.049284320104099</text:p>
          </table:table-cell>
          <table:table-cell office:value-type="float" office:value="-0.0439167208848406" calcext:value-type="float">
            <text:p>-0.043916720884841</text:p>
          </table:table-cell>
          <table:table-cell office:value-type="float" office:value="0.00715679895901106" calcext:value-type="float">
            <text:p>0.007156798959011</text:p>
          </table:table-cell>
        </table:table-row>
        <table:table-row table:style-name="ro1">
          <table:table-cell office:value-type="float" office:value="6247" calcext:value-type="float">
            <text:p>6247</text:p>
          </table:table-cell>
          <table:table-cell office:value-type="float" office:value="0.0497838962702097" calcext:value-type="float">
            <text:p>0.04978389627021</text:p>
          </table:table-cell>
          <table:table-cell office:value-type="float" office:value="-0.0347366736033296" calcext:value-type="float">
            <text:p>-0.03473667360333</text:p>
          </table:table-cell>
          <table:table-cell office:value-type="float" office:value="-0.0395389787097807" calcext:value-type="float">
            <text:p>-0.039538978709781</text:p>
          </table:table-cell>
          <table:table-cell office:value-type="float" office:value="-0.0491435889226829" calcext:value-type="float">
            <text:p>-0.049143588922683</text:p>
          </table:table-cell>
          <table:table-cell office:value-type="float" office:value="-0.0435408996318233" calcext:value-type="float">
            <text:p>-0.043540899631823</text:p>
          </table:table-cell>
          <table:table-cell office:value-type="float" office:value="0.00640307347526814" calcext:value-type="float">
            <text:p>0.006403073475268</text:p>
          </table:table-cell>
        </table:table-row>
        <table:table-row table:style-name="ro1">
          <table:table-cell office:value-type="float" office:value="6346" calcext:value-type="float">
            <text:p>6346</text:p>
          </table:table-cell>
          <table:table-cell office:value-type="float" office:value="0.049952726126694" calcext:value-type="float">
            <text:p>0.049952726126694</text:p>
          </table:table-cell>
          <table:table-cell office:value-type="float" office:value="-0.0345099275133943" calcext:value-type="float">
            <text:p>-0.034509927513394</text:p>
          </table:table-cell>
          <table:table-cell office:value-type="float" office:value="-0.039394894421683" calcext:value-type="float">
            <text:p>-0.039394894421683</text:p>
          </table:table-cell>
          <table:table-cell office:value-type="float" office:value="-0.0490072486605736" calcext:value-type="float">
            <text:p>-0.049007248660574</text:p>
          </table:table-cell>
          <table:table-cell office:value-type="float" office:value="-0.041758588086984" calcext:value-type="float">
            <text:p>-0.041758588086984</text:p>
          </table:table-cell>
          <table:table-cell office:value-type="float" office:value="0.00425464859754171" calcext:value-type="float">
            <text:p>0.004254648597542</text:p>
          </table:table-cell>
        </table:table-row>
        <table:table-row table:style-name="ro1">
          <table:table-cell office:value-type="float" office:value="6445" calcext:value-type="float">
            <text:p>6445</text:p>
          </table:table-cell>
          <table:table-cell office:value-type="float" office:value="0.0488750969743988" calcext:value-type="float">
            <text:p>0.048875096974399</text:p>
          </table:table-cell>
          <table:table-cell office:value-type="float" office:value="-0.0342901474010861" calcext:value-type="float">
            <text:p>-0.034290147401086</text:p>
          </table:table-cell>
          <table:table-cell office:value-type="float" office:value="-0.0392552366175329" calcext:value-type="float">
            <text:p>-0.039255236617533</text:p>
          </table:table-cell>
          <table:table-cell office:value-type="float" office:value="-0.0488750969743987" calcext:value-type="float">
            <text:p>-0.048875096974399</text:p>
          </table:table-cell>
          <table:table-cell office:value-type="float" office:value="-0.0428238944918541" calcext:value-type="float">
            <text:p>-0.042823894491854</text:p>
          </table:table-cell>
          <table:table-cell office:value-type="float" office:value="0.00496508921644689" calcext:value-type="float">
            <text:p>0.004965089216447</text:p>
          </table:table-cell>
        </table:table-row>
        <table:table-row table:style-name="ro1">
          <table:table-cell office:value-type="float" office:value="6544" calcext:value-type="float">
            <text:p>6544</text:p>
          </table:table-cell>
          <table:table-cell office:value-type="float" office:value="0.0469132029339853" calcext:value-type="float">
            <text:p>0.046913202933985</text:p>
          </table:table-cell>
          <table:table-cell office:value-type="float" office:value="-0.0337713936430318" calcext:value-type="float">
            <text:p>-0.033771393643032</text:p>
          </table:table-cell>
          <table:table-cell office:value-type="float" office:value="-0.0388141809290953" calcext:value-type="float">
            <text:p>-0.038814180929095</text:p>
          </table:table-cell>
          <table:table-cell office:value-type="float" office:value="-0.0484413202933985" calcext:value-type="float">
            <text:p>-0.048441320293399</text:p>
          </table:table-cell>
          <table:table-cell office:value-type="float" office:value="-0.0435513447432763" calcext:value-type="float">
            <text:p>-0.043551344743276</text:p>
          </table:table-cell>
          <table:table-cell office:value-type="float" office:value="0.00458435207823965" calcext:value-type="float">
            <text:p>0.00458435207824</text:p>
          </table:table-cell>
        </table:table-row>
        <table:table-row table:style-name="ro1">
          <table:table-cell office:value-type="float" office:value="6643" calcext:value-type="float">
            <text:p>6643</text:p>
          </table:table-cell>
          <table:table-cell office:value-type="float" office:value="0.0471172662953485" calcext:value-type="float">
            <text:p>0.047117266295349</text:p>
          </table:table-cell>
          <table:table-cell office:value-type="float" office:value="-0.0335691705554719" calcext:value-type="float">
            <text:p>-0.033569170555472</text:p>
          </table:table-cell>
          <table:table-cell office:value-type="float" office:value="-0.0388378744543128" calcext:value-type="float">
            <text:p>-0.038837874454313</text:p>
          </table:table-cell>
          <table:table-cell office:value-type="float" office:value="-0.0483215414722265" calcext:value-type="float">
            <text:p>-0.048321541472227</text:p>
          </table:table-cell>
          <table:table-cell office:value-type="float" office:value="-0.0418485623965076" calcext:value-type="float">
            <text:p>-0.041848562396508</text:p>
          </table:table-cell>
          <table:table-cell office:value-type="float" office:value="0.00391389432485323" calcext:value-type="float">
            <text:p>0.003913894324853</text:p>
          </table:table-cell>
        </table:table-row>
        <table:table-row table:style-name="ro1">
          <table:table-cell office:value-type="float" office:value="6742" calcext:value-type="float">
            <text:p>6742</text:p>
          </table:table-cell>
          <table:table-cell office:value-type="float" office:value="0.0473153366953426" calcext:value-type="float">
            <text:p>0.047315336695343</text:p>
          </table:table-cell>
          <table:table-cell office:value-type="float" office:value="-0.0333728863838623" calcext:value-type="float">
            <text:p>-0.033372886383862</text:p>
          </table:table-cell>
          <table:table-cell office:value-type="float" office:value="-0.0387125482052803" calcext:value-type="float">
            <text:p>-0.03871254820528</text:p>
          </table:table-cell>
          <table:table-cell office:value-type="float" office:value="-0.0482052803322456" calcext:value-type="float">
            <text:p>-0.048205280332246</text:p>
          </table:table-cell>
          <table:table-cell office:value-type="float" office:value="-0.0415307030554731" calcext:value-type="float">
            <text:p>-0.041530703055473</text:p>
          </table:table-cell>
          <table:table-cell office:value-type="float" office:value="0.00326312666864431" calcext:value-type="float">
            <text:p>0.003263126668644</text:p>
          </table:table-cell>
        </table:table-row>
        <table:table-row table:style-name="ro1">
          <table:table-cell office:value-type="float" office:value="6841" calcext:value-type="float">
            <text:p>6841</text:p>
          </table:table-cell>
          <table:table-cell office:value-type="float" office:value="0.0475076743166204" calcext:value-type="float">
            <text:p>0.04750767431662</text:p>
          </table:table-cell>
          <table:table-cell office:value-type="float" office:value="-0.0331822832919164" calcext:value-type="float">
            <text:p>-0.033182283291916</text:p>
          </table:table-cell>
          <table:table-cell office:value-type="float" office:value="-0.0385908492910393" calcext:value-type="float">
            <text:p>-0.038590849291039</text:p>
          </table:table-cell>
          <table:table-cell office:value-type="float" office:value="-0.0478000292354919" calcext:value-type="float">
            <text:p>-0.047800029235492</text:p>
          </table:table-cell>
          <table:table-cell office:value-type="float" office:value="-0.0412220435608829" calcext:value-type="float">
            <text:p>-0.041222043560883</text:p>
          </table:table-cell>
          <table:table-cell office:value-type="float" office:value="0.0026311942698436" calcext:value-type="float">
            <text:p>0.002631194269844</text:p>
          </table:table-cell>
        </table:table-row>
        <table:table-row table:style-name="ro1">
          <table:table-cell office:value-type="float" office:value="6940" calcext:value-type="float">
            <text:p>6940</text:p>
          </table:table-cell>
          <table:table-cell office:value-type="float" office:value="0.0465417867435158" calcext:value-type="float">
            <text:p>0.046541786743516</text:p>
          </table:table-cell>
          <table:table-cell office:value-type="float" office:value="-0.0329971181556196" calcext:value-type="float">
            <text:p>-0.03299711815562</text:p>
          </table:table-cell>
          <table:table-cell office:value-type="float" office:value="-0.0384726224783861" calcext:value-type="float">
            <text:p>-0.038472622478386</text:p>
          </table:table-cell>
          <table:table-cell office:value-type="float" office:value="-0.0474063400576369" calcext:value-type="float">
            <text:p>-0.047406340057637</text:p>
          </table:table-cell>
          <table:table-cell office:value-type="float" office:value="-0.0409221902017292" calcext:value-type="float">
            <text:p>-0.040922190201729</text:p>
          </table:table-cell>
          <table:table-cell office:value-type="float" office:value="0.0020172910662824" calcext:value-type="float">
            <text:p>0.002017291066282</text:p>
          </table:table-cell>
        </table:table-row>
        <table:table-row table:style-name="ro1">
          <table:table-cell office:value-type="float" office:value="7039" calcext:value-type="float">
            <text:p>7039</text:p>
          </table:table-cell>
          <table:table-cell office:value-type="float" office:value="0.0467395936922858" calcext:value-type="float">
            <text:p>0.046739593692286</text:p>
          </table:table-cell>
          <table:table-cell office:value-type="float" office:value="-0.0328171615286262" calcext:value-type="float">
            <text:p>-0.032817161528626</text:p>
          </table:table-cell>
          <table:table-cell office:value-type="float" office:value="-0.0383577212672255" calcext:value-type="float">
            <text:p>-0.038357721267226</text:p>
          </table:table-cell>
          <table:table-cell office:value-type="float" office:value="-0.047023724960932" calcext:value-type="float">
            <text:p>-0.047023724960932</text:p>
          </table:table-cell>
          <table:table-cell office:value-type="float" office:value="-0.0406307714163944" calcext:value-type="float">
            <text:p>-0.040630771416394</text:p>
          </table:table-cell>
          <table:table-cell office:value-type="float" office:value="0.00269924705213809" calcext:value-type="float">
            <text:p>0.002699247052138</text:p>
          </table:table-cell>
        </table:table-row>
        <table:table-row table:style-name="ro1">
          <table:table-cell office:value-type="float" office:value="7138" calcext:value-type="float">
            <text:p>7138</text:p>
          </table:table-cell>
          <table:table-cell office:value-type="float" office:value="0.0449705799943962" calcext:value-type="float">
            <text:p>0.044970579994396</text:p>
          </table:table-cell>
          <table:table-cell office:value-type="float" office:value="-0.0323620061641917" calcext:value-type="float">
            <text:p>-0.032362006164192</text:p>
          </table:table-cell>
          <table:table-cell office:value-type="float" office:value="-0.0379658167553937" calcext:value-type="float">
            <text:p>-0.037965816755394</text:p>
          </table:table-cell>
          <table:table-cell office:value-type="float" office:value="-0.0476323900252171" calcext:value-type="float">
            <text:p>-0.047632390025217</text:p>
          </table:table-cell>
          <table:table-cell office:value-type="float" office:value="-0.0413281031101149" calcext:value-type="float">
            <text:p>-0.041328103110115</text:p>
          </table:table-cell>
          <table:table-cell office:value-type="float" office:value="0.00112076211824041" calcext:value-type="float">
            <text:p>0.00112076211824</text:p>
          </table:table-cell>
        </table:table-row>
        <table:table-row table:style-name="ro1">
          <table:table-cell office:value-type="float" office:value="7237" calcext:value-type="float">
            <text:p>7237</text:p>
          </table:table-cell>
          <table:table-cell office:value-type="float" office:value="0.045184468702501" calcext:value-type="float">
            <text:p>0.045184468702501</text:p>
          </table:table-cell>
          <table:table-cell office:value-type="float" office:value="-0.0321956611855741" calcext:value-type="float">
            <text:p>-0.032195661185574</text:p>
          </table:table-cell>
          <table:table-cell office:value-type="float" office:value="-0.0379991709271798" calcext:value-type="float">
            <text:p>-0.03799917092718</text:p>
          </table:table-cell>
          <table:table-cell office:value-type="float" office:value="-0.0460135415227304" calcext:value-type="float">
            <text:p>-0.04601354152273</text:p>
          </table:table-cell>
          <table:table-cell office:value-type="float" office:value="-0.0410391046013541" calcext:value-type="float">
            <text:p>-0.041039104601354</text:p>
          </table:table-cell>
          <table:table-cell office:value-type="float" office:value="0.00055271521348621" calcext:value-type="float">
            <text:p>0.000552715213486</text:p>
          </table:table-cell>
        </table:table-row>
        <table:table-row table:style-name="ro1">
          <table:table-cell office:value-type="float" office:value="7336" calcext:value-type="float">
            <text:p>7336</text:p>
          </table:table-cell>
          <table:table-cell office:value-type="float" office:value="0.0453925845147219" calcext:value-type="float">
            <text:p>0.045392584514722</text:p>
          </table:table-cell>
          <table:table-cell office:value-type="float" office:value="-0.0320338058887677" calcext:value-type="float">
            <text:p>-0.032033805888768</text:p>
          </table:table-cell>
          <table:table-cell office:value-type="float" office:value="-0.0378953107960742" calcext:value-type="float">
            <text:p>-0.037895310796074</text:p>
          </table:table-cell>
          <table:table-cell office:value-type="float" office:value="-0.0456652126499454" calcext:value-type="float">
            <text:p>-0.045665212649945</text:p>
          </table:table-cell>
          <table:table-cell office:value-type="float" office:value="-0.0395310796074155" calcext:value-type="float">
            <text:p>-0.039531079607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5" calcext:value-type="float">
            <text:p>7435</text:p>
          </table:table-cell>
          <table:table-cell office:value-type="float" office:value="0.0455951580363147" calcext:value-type="float">
            <text:p>0.045595158036315</text:p>
          </table:table-cell>
          <table:table-cell office:value-type="float" office:value="-0.0318762609280431" calcext:value-type="float">
            <text:p>-0.031876260928043</text:p>
          </table:table-cell>
          <table:table-cell office:value-type="float" office:value="-0.0377942165433759" calcext:value-type="float">
            <text:p>-0.037794216543376</text:p>
          </table:table-cell>
          <table:table-cell office:value-type="float" office:value="-0.0453261600537996" calcext:value-type="float">
            <text:p>-0.0453261600538</text:p>
          </table:table-cell>
          <table:table-cell office:value-type="float" office:value="-0.0392737054472091" calcext:value-type="float">
            <text:p>-0.039273705447209</text:p>
          </table:table-cell>
          <table:table-cell office:value-type="float" office:value="0.00067249495628785" calcext:value-type="float">
            <text:p>0.000672494956288</text:p>
          </table:table-cell>
        </table:table-row>
        <table:table-row table:style-name="ro1">
          <table:table-cell office:value-type="float" office:value="7534" calcext:value-type="float">
            <text:p>7534</text:p>
          </table:table-cell>
          <table:table-cell office:value-type="float" office:value="0.0447305548181577" calcext:value-type="float">
            <text:p>0.044730554818158</text:p>
          </table:table-cell>
          <table:table-cell office:value-type="float" office:value="-0.0317228563843908" calcext:value-type="float">
            <text:p>-0.031722856384391</text:p>
          </table:table-cell>
          <table:table-cell office:value-type="float" office:value="-0.0376957791345899" calcext:value-type="float">
            <text:p>-0.03769577913459</text:p>
          </table:table-cell>
          <table:table-cell office:value-type="float" office:value="-0.0449960180514998" calcext:value-type="float">
            <text:p>-0.0449960180515</text:p>
          </table:table-cell>
          <table:table-cell office:value-type="float" office:value="-0.0390230953013008" calcext:value-type="float">
            <text:p>-0.039023095301301</text:p>
          </table:table-cell>
          <table:table-cell office:value-type="float" office:value="0.0001327316166711" calcext:value-type="float">
            <text:p>0.000132731616671</text:p>
          </table:table-cell>
        </table:table-row>
        <table:table-row table:style-name="ro1">
          <table:table-cell office:value-type="float" office:value="7633" calcext:value-type="float">
            <text:p>7633</text:p>
          </table:table-cell>
          <table:table-cell office:value-type="float" office:value="0.0449364601074283" calcext:value-type="float">
            <text:p>0.044936460107428</text:p>
          </table:table-cell>
          <table:table-cell office:value-type="float" office:value="-0.0315734311541989" calcext:value-type="float">
            <text:p>-0.031573431154199</text:p>
          </table:table-cell>
          <table:table-cell office:value-type="float" office:value="-0.0375998951919298" calcext:value-type="float">
            <text:p>-0.03759989519193</text:p>
          </table:table-cell>
          <table:table-cell office:value-type="float" office:value="-0.0446744399318748" calcext:value-type="float">
            <text:p>-0.044674439931875</text:p>
          </table:table-cell>
          <table:table-cell office:value-type="float" office:value="-0.0387789859819206" calcext:value-type="float">
            <text:p>-0.038778985981921</text:p>
          </table:table-cell>
          <table:table-cell office:value-type="float" office:value="-0.000393030263330318" calcext:value-type="float">
            <text:p>-0.00039303026333</text:p>
          </table:table-cell>
        </table:table-row>
        <table:table-row table:style-name="ro1">
          <table:table-cell office:value-type="float" office:value="7732" calcext:value-type="float">
            <text:p>7732</text:p>
          </table:table-cell>
          <table:table-cell office:value-type="float" office:value="0.0433264355923435" calcext:value-type="float">
            <text:p>0.043326435592344</text:p>
          </table:table-cell>
          <table:table-cell office:value-type="float" office:value="-0.0311691670977755" calcext:value-type="float">
            <text:p>-0.031169167097776</text:p>
          </table:table-cell>
          <table:table-cell office:value-type="float" office:value="-0.0372478013450595" calcext:value-type="float">
            <text:p>-0.03724780134506</text:p>
          </table:table-cell>
          <table:table-cell office:value-type="float" office:value="-0.044102431453699" calcext:value-type="float">
            <text:p>-0.044102431453699</text:p>
          </table:table-cell>
          <table:table-cell office:value-type="float" office:value="-0.0394464562855665" calcext:value-type="float">
            <text:p>-0.039446456285567</text:p>
          </table:table-cell>
          <table:table-cell office:value-type="float" office:value="-0.0018106570098293" calcext:value-type="float">
            <text:p>-0.001810657009829</text:p>
          </table:table-cell>
        </table:table-row>
        <table:table-row table:style-name="ro1">
          <table:table-cell office:value-type="float" office:value="7831" calcext:value-type="float">
            <text:p>7831</text:p>
          </table:table-cell>
          <table:table-cell office:value-type="float" office:value="0.0435448857106372" calcext:value-type="float">
            <text:p>0.043544885710637</text:p>
          </table:table-cell>
          <table:table-cell office:value-type="float" office:value="-0.0310305197292811" calcext:value-type="float">
            <text:p>-0.031030519729281</text:p>
          </table:table-cell>
          <table:table-cell office:value-type="float" office:value="-0.0371600051079045" calcext:value-type="float">
            <text:p>-0.037160005107905</text:p>
          </table:table-cell>
          <table:table-cell office:value-type="float" office:value="-0.0438002809347465" calcext:value-type="float">
            <text:p>-0.043800280934747</text:p>
          </table:table-cell>
          <table:table-cell office:value-type="float" office:value="-0.0380538883922871" calcext:value-type="float">
            <text:p>-0.038053888392287</text:p>
          </table:table-cell>
          <table:table-cell office:value-type="float" office:value="-0.00114927850849189" calcext:value-type="float">
            <text:p>-0.001149278508492</text:p>
          </table:table-cell>
        </table:table-row>
        <table:table-row table:style-name="ro1">
          <table:table-cell office:value-type="float" office:value="7930" calcext:value-type="float">
            <text:p>7930</text:p>
          </table:table-cell>
          <table:table-cell office:value-type="float" office:value="0.0437578814627995" calcext:value-type="float">
            <text:p>0.0437578814628</text:p>
          </table:table-cell>
          <table:table-cell office:value-type="float" office:value="-0.0308953341740227" calcext:value-type="float">
            <text:p>-0.030895334174023</text:p>
          </table:table-cell>
          <table:table-cell office:value-type="float" office:value="-0.0372005044136191" calcext:value-type="float">
            <text:p>-0.037200504413619</text:p>
          </table:table-cell>
          <table:table-cell office:value-type="float" office:value="-0.0435056746532156" calcext:value-type="float">
            <text:p>-0.043505674653216</text:p>
          </table:table-cell>
          <table:table-cell office:value-type="float" office:value="-0.0366960907944515" calcext:value-type="float">
            <text:p>-0.036696090794452</text:p>
          </table:table-cell>
          <table:table-cell office:value-type="float" office:value="-0.00264817150063051" calcext:value-type="float">
            <text:p>-0.002648171500631</text:p>
          </table:table-cell>
        </table:table-row>
        <table:table-row table:style-name="ro1">
          <table:table-cell office:value-type="float" office:value="8029" calcext:value-type="float">
            <text:p>8029</text:p>
          </table:table-cell>
          <table:table-cell office:value-type="float" office:value="0.0439656246107859" calcext:value-type="float">
            <text:p>0.043965624610786</text:p>
          </table:table-cell>
          <table:table-cell office:value-type="float" office:value="-0.0307634823763856" calcext:value-type="float">
            <text:p>-0.030763482376386</text:p>
          </table:table-cell>
          <table:table-cell office:value-type="float" office:value="-0.0371154564702952" calcext:value-type="float">
            <text:p>-0.037115456470295</text:p>
          </table:table-cell>
          <table:table-cell office:value-type="float" office:value="-0.0432183335409141" calcext:value-type="float">
            <text:p>-0.043218333540914</text:p>
          </table:table-cell>
          <table:table-cell office:value-type="float" office:value="-0.0376136505168764" calcext:value-type="float">
            <text:p>-0.037613650516876</text:p>
          </table:table-cell>
          <table:table-cell office:value-type="float" office:value="-0.00286461576784158" calcext:value-type="float">
            <text:p>-0.002864615767842</text:p>
          </table:table-cell>
        </table:table-row>
        <table:table-row table:style-name="ro1">
          <table:table-cell office:value-type="float" office:value="8128" calcext:value-type="float">
            <text:p>8128</text:p>
          </table:table-cell>
          <table:table-cell office:value-type="float" office:value="0.0424458661417323" calcext:value-type="float">
            <text:p>0.042445866141732</text:p>
          </table:table-cell>
          <table:table-cell office:value-type="float" office:value="-0.0303887795275591" calcext:value-type="float">
            <text:p>-0.030388779527559</text:p>
          </table:table-cell>
          <table:table-cell office:value-type="float" office:value="-0.0367864173228346" calcext:value-type="float">
            <text:p>-0.036786417322835</text:p>
          </table:table-cell>
          <table:table-cell office:value-type="float" office:value="-0.0437992125984252" calcext:value-type="float">
            <text:p>-0.043799212598425</text:p>
          </table:table-cell>
          <table:table-cell office:value-type="float" office:value="-0.0371555118110236" calcext:value-type="float">
            <text:p>-0.037155511811024</text:p>
          </table:table-cell>
          <table:table-cell office:value-type="float" office:value="-0.00282972440944879" calcext:value-type="float">
            <text:p>-0.002829724409449</text:p>
          </table:table-cell>
        </table:table-row>
        <table:table-row table:style-name="ro1">
          <table:table-cell office:value-type="float" office:value="8227" calcext:value-type="float">
            <text:p>8227</text:p>
          </table:table-cell>
          <table:table-cell office:value-type="float" office:value="0.0426643977148414" calcext:value-type="float">
            <text:p>0.042664397714841</text:p>
          </table:table-cell>
          <table:table-cell office:value-type="float" office:value="-0.0302661966695029" calcext:value-type="float">
            <text:p>-0.030266196669503</text:p>
          </table:table-cell>
          <table:table-cell office:value-type="float" office:value="-0.0367083991734532" calcext:value-type="float">
            <text:p>-0.036708399173453</text:p>
          </table:table-cell>
          <table:table-cell office:value-type="float" office:value="-0.0424212957335602" calcext:value-type="float">
            <text:p>-0.04242129573356</text:p>
          </table:table-cell>
          <table:table-cell office:value-type="float" office:value="-0.0380454600704996" calcext:value-type="float">
            <text:p>-0.0380454600705</text:p>
          </table:table-cell>
          <table:table-cell office:value-type="float" office:value="-0.00303877476601433" calcext:value-type="float">
            <text:p>-0.003038774766014</text:p>
          </table:table-cell>
        </table:table-row>
        <table:table-row table:style-name="ro1">
          <table:table-cell office:value-type="float" office:value="8326" calcext:value-type="float">
            <text:p>8326</text:p>
          </table:table-cell>
          <table:table-cell office:value-type="float" office:value="0.0433581551765554" calcext:value-type="float">
            <text:p>0.043358155176555</text:p>
          </table:table-cell>
          <table:table-cell office:value-type="float" office:value="-0.0300264232524622" calcext:value-type="float">
            <text:p>-0.030026423252462</text:p>
          </table:table-cell>
          <table:table-cell office:value-type="float" office:value="-0.0363920249819842" calcext:value-type="float">
            <text:p>-0.036392024981984</text:p>
          </table:table-cell>
          <table:table-cell office:value-type="float" office:value="-0.0419168868604372" calcext:value-type="float">
            <text:p>-0.041916886860437</text:p>
          </table:table-cell>
          <table:table-cell office:value-type="float" office:value="-0.0354311794379054" calcext:value-type="float">
            <text:p>-0.035431179437905</text:p>
          </table:table-cell>
          <table:table-cell office:value-type="float" office:value="-0.00300264232524622" calcext:value-type="float">
            <text:p>-0.003002642325246</text:p>
          </table:table-cell>
        </table:table-row>
        <table:table-row table:style-name="ro1">
          <table:table-cell office:value-type="float" office:value="8425" calcext:value-type="float">
            <text:p>8425</text:p>
          </table:table-cell>
          <table:table-cell office:value-type="float" office:value="0.0428486646884273" calcext:value-type="float">
            <text:p>0.042848664688427</text:p>
          </table:table-cell>
          <table:table-cell office:value-type="float" office:value="-0.0299109792284866" calcext:value-type="float">
            <text:p>-0.029910979228487</text:p>
          </table:table-cell>
          <table:table-cell office:value-type="float" office:value="-0.0362017804154303" calcext:value-type="float">
            <text:p>-0.03620178041543</text:p>
          </table:table-cell>
          <table:table-cell office:value-type="float" office:value="-0.0415430267062315" calcext:value-type="float">
            <text:p>-0.041543026706232</text:p>
          </table:table-cell>
          <table:table-cell office:value-type="float" office:value="-0.0362017804154303" calcext:value-type="float">
            <text:p>-0.03620178041543</text:p>
          </table:table-cell>
          <table:table-cell office:value-type="float" office:value="-0.00201780415430269" calcext:value-type="float">
            <text:p>-0.002017804154303</text:p>
          </table:table-cell>
        </table:table-row>
        <table:table-row table:style-name="ro1">
          <table:table-cell office:value-type="float" office:value="8524" calcext:value-type="float">
            <text:p>8524</text:p>
          </table:table-cell>
          <table:table-cell office:value-type="float" office:value="0.0432895354293759" calcext:value-type="float">
            <text:p>0.043289535429376</text:p>
          </table:table-cell>
          <table:table-cell office:value-type="float" office:value="-0.0297982167996246" calcext:value-type="float">
            <text:p>-0.029798216799625</text:p>
          </table:table-cell>
          <table:table-cell office:value-type="float" office:value="-0.0360159549507274" calcext:value-type="float">
            <text:p>-0.036015954950727</text:p>
          </table:table-cell>
          <table:table-cell office:value-type="float" office:value="-0.0411778507742844" calcext:value-type="float">
            <text:p>-0.041177850774284</text:p>
          </table:table-cell>
          <table:table-cell office:value-type="float" office:value="-0.0358986391365556" calcext:value-type="float">
            <text:p>-0.035898639136556</text:p>
          </table:table-cell>
          <table:table-cell office:value-type="float" office:value="-0.00105584232754574" calcext:value-type="float">
            <text:p>-0.001055842327546</text:p>
          </table:table-cell>
        </table:table-row>
        <table:table-row table:style-name="ro1">
          <table:table-cell office:value-type="float" office:value="8623" calcext:value-type="float">
            <text:p>8623</text:p>
          </table:table-cell>
          <table:table-cell office:value-type="float" office:value="0.041864780238896" calcext:value-type="float">
            <text:p>0.041864780238896</text:p>
          </table:table-cell>
          <table:table-cell office:value-type="float" office:value="-0.0294561057636553" calcext:value-type="float">
            <text:p>-0.029456105763655</text:p>
          </table:table-cell>
          <table:table-cell office:value-type="float" office:value="-0.0357184274614403" calcext:value-type="float">
            <text:p>-0.03571842746144</text:p>
          </table:table-cell>
          <table:table-cell office:value-type="float" office:value="-0.0407050910356025" calcext:value-type="float">
            <text:p>-0.040705091035603</text:p>
          </table:table-cell>
          <table:table-cell office:value-type="float" office:value="-0.0365302099037458" calcext:value-type="float">
            <text:p>-0.036530209903746</text:p>
          </table:table-cell>
          <table:table-cell office:value-type="float" office:value="-0.00313116084889248" calcext:value-type="float">
            <text:p>-0.003131160848892</text:p>
          </table:table-cell>
        </table:table-row>
        <table:table-row table:style-name="ro1">
          <table:table-cell office:value-type="float" office:value="8722" calcext:value-type="float">
            <text:p>8722</text:p>
          </table:table-cell>
          <table:table-cell office:value-type="float" office:value="0.0423068103645953" calcext:value-type="float">
            <text:p>0.042306810364595</text:p>
          </table:table-cell>
          <table:table-cell office:value-type="float" office:value="-0.0293510662692043" calcext:value-type="float">
            <text:p>-0.029351066269204</text:p>
          </table:table-cell>
          <table:table-cell office:value-type="float" office:value="-0.0355423068103646" calcext:value-type="float">
            <text:p>-0.035542306810365</text:p>
          </table:table-cell>
          <table:table-cell office:value-type="float" office:value="-0.0403577161201559" calcext:value-type="float">
            <text:p>-0.040357716120156</text:p>
          </table:table-cell>
          <table:table-cell office:value-type="float" office:value="-0.0351983490025223" calcext:value-type="float">
            <text:p>-0.035198349002522</text:p>
          </table:table-cell>
          <table:table-cell office:value-type="float" office:value="-0.00217839944966752" calcext:value-type="float">
            <text:p>-0.002178399449668</text:p>
          </table:table-cell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0.0427389184899671" calcext:value-type="float">
            <text:p>0.042738918489967</text:p>
          </table:table-cell>
          <table:table-cell office:value-type="float" office:value="-0.0292483845369006" calcext:value-type="float">
            <text:p>-0.029248384536901</text:p>
          </table:table-cell>
          <table:table-cell office:value-type="float" office:value="-0.0353701394399728" calcext:value-type="float">
            <text:p>-0.035370139439973</text:p>
          </table:table-cell>
          <table:table-cell office:value-type="float" office:value="-0.0400181385330461" calcext:value-type="float">
            <text:p>-0.040018138533046</text:p>
          </table:table-cell>
          <table:table-cell office:value-type="float" office:value="-0.0351434077768961" calcext:value-type="float">
            <text:p>-0.035143407776896</text:p>
          </table:table-cell>
          <table:table-cell office:value-type="float" office:value="-0.00124702414692213" calcext:value-type="float">
            <text:p>-0.001247024146922</text:p>
          </table:table-cell>
        </table:table-row>
        <table:table-row table:style-name="ro1">
          <table:table-cell office:value-type="float" office:value="8920" calcext:value-type="float">
            <text:p>8920</text:p>
          </table:table-cell>
          <table:table-cell office:value-type="float" office:value="0.0431614349775785" calcext:value-type="float">
            <text:p>0.043161434977579</text:p>
          </table:table-cell>
          <table:table-cell office:value-type="float" office:value="-0.0291479820627803" calcext:value-type="float">
            <text:p>-0.02914798206278</text:p>
          </table:table-cell>
          <table:table-cell office:value-type="float" office:value="-0.0352017937219731" calcext:value-type="float">
            <text:p>-0.035201793721973</text:p>
          </table:table-cell>
          <table:table-cell office:value-type="float" office:value="-0.0396860986547086" calcext:value-type="float">
            <text:p>-0.039686098654709</text:p>
          </table:table-cell>
          <table:table-cell office:value-type="float" office:value="-0.0352017937219731" calcext:value-type="float">
            <text:p>-0.035201793721973</text:p>
          </table:table-cell>
          <table:table-cell office:value-type="float" office:value="-0.0013452914798206" calcext:value-type="float">
            <text:p>-0.001345291479821</text:p>
          </table:table-cell>
        </table:table-row>
        <table:table-row table:style-name="ro1">
          <table:table-cell office:value-type="float" office:value="9019" calcext:value-type="float">
            <text:p>9019</text:p>
          </table:table-cell>
          <table:table-cell office:value-type="float" office:value="0.0418006430868167" calcext:value-type="float">
            <text:p>0.041800643086817</text:p>
          </table:table-cell>
          <table:table-cell office:value-type="float" office:value="-0.028828029715046" calcext:value-type="float">
            <text:p>-0.028828029715046</text:p>
          </table:table-cell>
          <table:table-cell office:value-type="float" office:value="-0.0349262667701519" calcext:value-type="float">
            <text:p>-0.034926266770152</text:p>
          </table:table-cell>
          <table:table-cell office:value-type="float" office:value="-0.0392504712274088" calcext:value-type="float">
            <text:p>-0.039250471227409</text:p>
          </table:table-cell>
          <table:table-cell office:value-type="float" office:value="-0.0362567912185387" calcext:value-type="float">
            <text:p>-0.036256791218539</text:p>
          </table:table-cell>
          <table:table-cell office:value-type="float" office:value="-0.00232841778467679" calcext:value-type="float">
            <text:p>-0.002328417784677</text:p>
          </table:table-cell>
        </table:table-row>
        <table:table-row table:style-name="ro1">
          <table:table-cell office:value-type="float" office:value="9118" calcext:value-type="float">
            <text:p>9118</text:p>
          </table:table-cell>
          <table:table-cell office:value-type="float" office:value="0.0422241719675368" calcext:value-type="float">
            <text:p>0.042224171967537</text:p>
          </table:table-cell>
          <table:table-cell office:value-type="float" office:value="-0.0287343715727133" calcext:value-type="float">
            <text:p>-0.028734371572713</text:p>
          </table:table-cell>
          <table:table-cell office:value-type="float" office:value="-0.0347663961395043" calcext:value-type="float">
            <text:p>-0.034766396139504</text:p>
          </table:table-cell>
          <table:table-cell office:value-type="float" office:value="-0.0389339767492872" calcext:value-type="float">
            <text:p>-0.038933976749287</text:p>
          </table:table-cell>
          <table:table-cell office:value-type="float" office:value="-0.0352050888352709" calcext:value-type="float">
            <text:p>-0.035205088835271</text:p>
          </table:table-cell>
          <table:table-cell office:value-type="float" office:value="-0.00241280982671638" calcext:value-type="float">
            <text:p>-0.002412809826716</text:p>
          </table:table-cell>
        </table:table-row>
        <table:table-row table:style-name="ro1">
          <table:table-cell office:value-type="float" office:value="9217" calcext:value-type="float">
            <text:p>9217</text:p>
          </table:table-cell>
          <table:table-cell office:value-type="float" office:value="0.0426386025821851" calcext:value-type="float">
            <text:p>0.042638602582185</text:p>
          </table:table-cell>
          <table:table-cell office:value-type="float" office:value="-0.0286427253987198" calcext:value-type="float">
            <text:p>-0.02864272539872</text:p>
          </table:table-cell>
          <table:table-cell office:value-type="float" office:value="-0.0347184550287512" calcext:value-type="float">
            <text:p>-0.034718455028751</text:p>
          </table:table-cell>
          <table:table-cell office:value-type="float" office:value="-0.0386242812194858" calcext:value-type="float">
            <text:p>-0.038624281219486</text:p>
          </table:table-cell>
          <table:table-cell office:value-type="float" office:value="-0.0353694260605403" calcext:value-type="float">
            <text:p>-0.03536942606054</text:p>
          </table:table-cell>
          <table:table-cell office:value-type="float" office:value="-0.00249538895519147" calcext:value-type="float">
            <text:p>-0.002495388955191</text:p>
          </table:table-cell>
        </table:table-row>
        <table:table-row table:style-name="ro1">
          <table:table-cell office:value-type="float" office:value="9316" calcext:value-type="float">
            <text:p>9316</text:p>
          </table:table-cell>
          <table:table-cell office:value-type="float" office:value="0.0413267496779734" calcext:value-type="float">
            <text:p>0.041326749677973</text:p>
          </table:table-cell>
          <table:table-cell office:value-type="float" office:value="-0.0283383426363246" calcext:value-type="float">
            <text:p>-0.028338342636325</text:p>
          </table:table-cell>
          <table:table-cell office:value-type="float" office:value="-0.0344568484328038" calcext:value-type="float">
            <text:p>-0.034456848432804</text:p>
          </table:table-cell>
          <table:table-cell office:value-type="float" office:value="-0.0391799055388579" calcext:value-type="float">
            <text:p>-0.039179905538858</text:p>
          </table:table-cell>
          <table:table-cell office:value-type="float" office:value="-0.036281665951052" calcext:value-type="float">
            <text:p>-0.036281665951052</text:p>
          </table:table-cell>
          <table:table-cell office:value-type="float" office:value="-0.00343495062258475" calcext:value-type="float">
            <text:p>-0.003434950622585</text:p>
          </table:table-cell>
        </table:table-row>
        <table:table-row table:style-name="ro1">
          <table:table-cell office:value-type="float" office:value="9415" calcext:value-type="float">
            <text:p>9415</text:p>
          </table:table-cell>
          <table:table-cell office:value-type="float" office:value="0.0417419012214551" calcext:value-type="float">
            <text:p>0.041741901221455</text:p>
          </table:table-cell>
          <table:table-cell office:value-type="float" office:value="-0.0282527881040892" calcext:value-type="float">
            <text:p>-0.028252788104089</text:p>
          </table:table-cell>
          <table:table-cell office:value-type="float" office:value="-0.0343069569835369" calcext:value-type="float">
            <text:p>-0.034306956983537</text:p>
          </table:table-cell>
          <table:table-cell office:value-type="float" office:value="-0.0379182156133829" calcext:value-type="float">
            <text:p>-0.037918215613383</text:p>
          </table:table-cell>
          <table:table-cell office:value-type="float" office:value="-0.0353690918746681" calcext:value-type="float">
            <text:p>-0.035369091874668</text:p>
          </table:table-cell>
          <table:table-cell office:value-type="float" office:value="-0.0025491237387148" calcext:value-type="float">
            <text:p>-0.002549123738715</text:p>
          </table:table-cell>
        </table:table-row>
        <table:table-row table:style-name="ro1">
          <table:table-cell office:value-type="float" office:value="9514" calcext:value-type="float">
            <text:p>9514</text:p>
          </table:table-cell>
          <table:table-cell office:value-type="float" office:value="0.0421484128652512" calcext:value-type="float">
            <text:p>0.042148412865251</text:p>
          </table:table-cell>
          <table:table-cell office:value-type="float" office:value="-0.028169014084507" calcext:value-type="float">
            <text:p>-0.028169014084507</text:p>
          </table:table-cell>
          <table:table-cell office:value-type="float" office:value="-0.0341601849905402" calcext:value-type="float">
            <text:p>-0.03416018499054</text:p>
          </table:table-cell>
          <table:table-cell office:value-type="float" office:value="-0.0376287576203489" calcext:value-type="float">
            <text:p>-0.037628757620349</text:p>
          </table:table-cell>
          <table:table-cell office:value-type="float" office:value="-0.0354214841286525" calcext:value-type="float">
            <text:p>-0.035421484128653</text:p>
          </table:table-cell>
          <table:table-cell office:value-type="float" office:value="-0.00262770653773387" calcext:value-type="float">
            <text:p>-0.002627706537734</text:p>
          </table:table-cell>
        </table:table-row>
        <table:table-row table:style-name="ro1">
          <table:table-cell office:value-type="float" office:value="9613" calcext:value-type="float">
            <text:p>9613</text:p>
          </table:table-cell>
          <table:table-cell office:value-type="float" office:value="0.0425465515447831" calcext:value-type="float">
            <text:p>0.042546551544783</text:p>
          </table:table-cell>
          <table:table-cell office:value-type="float" office:value="-0.0280869655674607" calcext:value-type="float">
            <text:p>-0.028086965567461</text:p>
          </table:table-cell>
          <table:table-cell office:value-type="float" office:value="-0.0340164360761469" calcext:value-type="float">
            <text:p>-0.034016436076147</text:p>
          </table:table-cell>
          <table:table-cell office:value-type="float" office:value="-0.037345261624883" calcext:value-type="float">
            <text:p>-0.037345261624883</text:p>
          </table:table-cell>
          <table:table-cell office:value-type="float" office:value="-0.0354727972537189" calcext:value-type="float">
            <text:p>-0.035472797253719</text:p>
          </table:table-cell>
          <table:table-cell office:value-type="float" office:value="-0.00270467075834807" calcext:value-type="float">
            <text:p>-0.002704670758348</text:p>
          </table:table-cell>
        </table:table-row>
        <table:table-row table:style-name="ro1">
          <table:table-cell office:value-type="float" office:value="9712" calcext:value-type="float">
            <text:p>9712</text:p>
          </table:table-cell>
          <table:table-cell office:value-type="float" office:value="0.0412891268533773" calcext:value-type="float">
            <text:p>0.041289126853377</text:p>
          </table:table-cell>
          <table:table-cell office:value-type="float" office:value="-0.0278006589785832" calcext:value-type="float">
            <text:p>-0.027800658978583</text:p>
          </table:table-cell>
          <table:table-cell office:value-type="float" office:value="-0.0337726523887973" calcext:value-type="float">
            <text:p>-0.033772652388797</text:p>
          </table:table-cell>
          <table:table-cell office:value-type="float" office:value="-0.0369645799011532" calcext:value-type="float">
            <text:p>-0.036964579901153</text:p>
          </table:table-cell>
          <table:table-cell office:value-type="float" office:value="-0.0364497528830313" calcext:value-type="float">
            <text:p>-0.036449752883031</text:p>
          </table:table-cell>
          <table:table-cell office:value-type="float" office:value="-0.00267710049423392" calcext:value-type="float">
            <text:p>-0.002677100494234</text:p>
          </table:table-cell>
        </table:table-row>
        <table:table-row table:style-name="ro1">
          <table:table-cell office:value-type="float" office:value="9811" calcext:value-type="float">
            <text:p>9811</text:p>
          </table:table-cell>
          <table:table-cell office:value-type="float" office:value="0.041687901335236" calcext:value-type="float">
            <text:p>0.041687901335236</text:p>
          </table:table-cell>
          <table:table-cell office:value-type="float" office:value="-0.0277239832840689" calcext:value-type="float">
            <text:p>-0.027723983284069</text:p>
          </table:table-cell>
          <table:table-cell office:value-type="float" office:value="-0.0336357150137601" calcext:value-type="float">
            <text:p>-0.03363571501376</text:p>
          </table:table-cell>
          <table:table-cell office:value-type="float" office:value="-0.0366935072877382" calcext:value-type="float">
            <text:p>-0.036693507287738</text:p>
          </table:table-cell>
          <table:table-cell office:value-type="float" office:value="-0.035470390378147" calcext:value-type="float">
            <text:p>-0.035470390378147</text:p>
          </table:table-cell>
          <table:table-cell office:value-type="float" office:value="-0.00275201304658035" calcext:value-type="float">
            <text:p>-0.002752013046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3">00/00/0000</text:date>, <text:time style:data-style-name="N2" text:time-value="12:59:01.4614412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03T14:44:22.526108980</dc:date>
    <meta:editing-duration>PT1H36M42S</meta:editing-duration>
    <meta:editing-cycles>2</meta:editing-cycles>
    <meta:generator>LibreOffice/6.4.7.2$Linux_X86_64 LibreOffice_project/40$Build-2</meta:generator>
    <meta:document-statistic meta:table-count="1" meta:cell-count="70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2.271cm" svg:height="34.135cm" xlink:href=".." xlink:type="simple" chart:class="chart:line" chart:style-name="ch1">
        <chart:legend chart:legend-position="end" svg:x="35.986cm" svg:y="15.523cm" style:legend-expansion="high" chart:style-name="ch2"/>
        <chart:plot-area chart:style-name="ch3" table:cell-range-address="Def1_Noise_Test1.B1:Def1_Noise_Test1.G101" chart:data-source-has-labels="row" svg:x="0.845cm" svg:y="0.682cm" svg:width="34.296cm" svg:height="32.771cm">
          <chartooo:coordinate-region svg:x="1.678cm" svg:y="0.882cm" svg:width="33.463cm" svg:height="32.37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ef1_Noise_Test1.B2:Def1_Noise_Test1.B101" chart:label-cell-address="Def1_Noise_Test1.B1:Def1_Noise_Test1.B1" chart:class="chart:line">
            <chart:data-point chart:repeated="100"/>
          </chart:series>
          <chart:series chart:style-name="ch7" chart:values-cell-range-address="Def1_Noise_Test1.C2:Def1_Noise_Test1.C101" chart:label-cell-address="Def1_Noise_Test1.C1:Def1_Noise_Test1.C1" chart:class="chart:line">
            <chart:data-point chart:repeated="100"/>
          </chart:series>
          <chart:series chart:style-name="ch8" chart:values-cell-range-address="Def1_Noise_Test1.D2:Def1_Noise_Test1.D101" chart:label-cell-address="Def1_Noise_Test1.D1:Def1_Noise_Test1.D1" chart:class="chart:line">
            <chart:data-point chart:repeated="100"/>
          </chart:series>
          <chart:series chart:style-name="ch9" chart:values-cell-range-address="Def1_Noise_Test1.E2:Def1_Noise_Test1.E101" chart:label-cell-address="Def1_Noise_Test1.E1:Def1_Noise_Test1.E1" chart:class="chart:line">
            <chart:data-point chart:repeated="100"/>
          </chart:series>
          <chart:series chart:style-name="ch10" chart:values-cell-range-address="Def1_Noise_Test1.F2:Def1_Noise_Test1.F101" chart:label-cell-address="Def1_Noise_Test1.F1:Def1_Noise_Test1.F1" chart:class="chart:line">
            <chart:data-point chart:repeated="100"/>
          </chart:series>
          <chart:series chart:style-name="ch11" chart:values-cell-range-address="Def1_Noise_Test1.G2:Def1_Noise_Test1.G101" chart:label-cell-address="Def1_Noise_Test1.G1:Def1_Noise_Test1.G1" chart:class="chart:line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Mutual_Compression_ratio(0s 0s)</text:p>
                <draw:g>
                  <svg:desc>Def1_Noise_Test1.B1:Def1_Noise_Test1.B1</svg:desc>
                </draw:g>
              </table:table-cell>
              <table:table-cell office:value-type="string">
                <text:p> Mutual_Compression_ratio(1s 0s)</text:p>
                <draw:g>
                  <svg:desc>Def1_Noise_Test1.C1:Def1_Noise_Test1.C1</svg:desc>
                </draw:g>
              </table:table-cell>
              <table:table-cell office:value-type="string">
                <text:p> Mutual_Compression_ratio(2s 0s)</text:p>
                <draw:g>
                  <svg:desc>Def1_Noise_Test1.D1:Def1_Noise_Test1.D1</svg:desc>
                </draw:g>
              </table:table-cell>
              <table:table-cell office:value-type="string">
                <text:p> Mutual_Compression_ratio(5s 0s)</text:p>
                <draw:g>
                  <svg:desc>Def1_Noise_Test1.E1:Def1_Noise_Test1.E1</svg:desc>
                </draw:g>
              </table:table-cell>
              <table:table-cell office:value-type="string">
                <text:p> Mutual_Compression_ratio(10s 0s)</text:p>
                <draw:g>
                  <svg:desc>Def1_Noise_Test1.F1:Def1_Noise_Test1.F1</svg:desc>
                </draw:g>
              </table:table-cell>
              <table:table-cell office:value-type="string">
                <text:p> Mutual_Compression_ratio(50s 0s) </text:p>
                <draw:g>
                  <svg:desc>Def1_Noise_Test1.G1:Def1_Noise_Tes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ef1_Noise_Test1.B2:Def1_Noise_Test1.B101</svg:desc>
                </draw:g>
              </table:table-cell>
              <table:table-cell office:value-type="float" office:value="-0.6">
                <text:p>-0.6</text:p>
                <draw:g>
                  <svg:desc>Def1_Noise_Test1.C2:Def1_Noise_Test1.C101</svg:desc>
                </draw:g>
              </table:table-cell>
              <table:table-cell office:value-type="float" office:value="-0.8">
                <text:p>-0.8</text:p>
                <draw:g>
                  <svg:desc>Def1_Noise_Test1.D2:Def1_Noise_Test1.D101</svg:desc>
                </draw:g>
              </table:table-cell>
              <table:table-cell office:value-type="float" office:value="-0.4">
                <text:p>-0.4</text:p>
                <draw:g>
                  <svg:desc>Def1_Noise_Test1.E2:Def1_Noise_Test1.E101</svg:desc>
                </draw:g>
              </table:table-cell>
              <table:table-cell office:value-type="float" office:value="0.1">
                <text:p>0.1</text:p>
                <draw:g>
                  <svg:desc>Def1_Noise_Test1.F2:Def1_Noise_Test1.F101</svg:desc>
                </draw:g>
              </table:table-cell>
              <table:table-cell office:value-type="float" office:value="0.1">
                <text:p>0.1</text:p>
                <draw:g>
                  <svg:desc>Def1_Noise_Test1.G2:Def1_Noise_Test1.G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74311926605505">
                <text:p>0.174311926605505</text:p>
              </table:table-cell>
              <table:table-cell office:value-type="float" office:value="-0.238532110091743">
                <text:p>-0.238532110091743</text:p>
              </table:table-cell>
              <table:table-cell office:value-type="float" office:value="-0.275229357798165">
                <text:p>-0.275229357798165</text:p>
              </table:table-cell>
              <table:table-cell office:value-type="float" office:value="-0.18348623853211">
                <text:p>-0.18348623853211</text:p>
              </table:table-cell>
              <table:table-cell office:value-type="float" office:value="0.0550458715596331">
                <text:p>0.0550458715596331</text:p>
              </table:table-cell>
              <table:table-cell office:value-type="float" office:value="0.174311926605505">
                <text:p>0.1743119266055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39423076923077">
                <text:p>0.139423076923077</text:p>
              </table:table-cell>
              <table:table-cell office:value-type="float" office:value="-0.168269230769231">
                <text:p>-0.168269230769231</text:p>
              </table:table-cell>
              <table:table-cell office:value-type="float" office:value="-0.206730769230769">
                <text:p>-0.206730769230769</text:p>
              </table:table-cell>
              <table:table-cell office:value-type="float" office:value="-0.163461538461539">
                <text:p>-0.163461538461539</text:p>
              </table:table-cell>
              <table:table-cell office:value-type="float" office:value="-0.0480769230769231">
                <text:p>-0.0480769230769231</text:p>
              </table:table-cell>
              <table:table-cell office:value-type="float" office:value="0.115384615384615">
                <text:p>0.1153846153846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46579804560261">
                <text:p>0.146579804560261</text:p>
              </table:table-cell>
              <table:table-cell office:value-type="float" office:value="-0.146579804560261">
                <text:p>-0.146579804560261</text:p>
              </table:table-cell>
              <table:table-cell office:value-type="float" office:value="-0.166123778501629">
                <text:p>-0.166123778501629</text:p>
              </table:table-cell>
              <table:table-cell office:value-type="float" office:value="-0.136807817589576">
                <text:p>-0.136807817589576</text:p>
              </table:table-cell>
              <table:table-cell office:value-type="float" office:value="-0.0162866449511401">
                <text:p>-0.0162866449511401</text:p>
              </table:table-cell>
              <table:table-cell office:value-type="float" office:value="0.107491856677524">
                <text:p>0.1074918566775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10837438423645">
                <text:p>0.110837438423645</text:p>
              </table:table-cell>
              <table:table-cell office:value-type="float" office:value="-0.125615763546798">
                <text:p>-0.125615763546798</text:p>
              </table:table-cell>
              <table:table-cell office:value-type="float" office:value="-0.145320197044335">
                <text:p>-0.145320197044335</text:p>
              </table:table-cell>
              <table:table-cell office:value-type="float" office:value="-0.157635467980296">
                <text:p>-0.157635467980296</text:p>
              </table:table-cell>
              <table:table-cell office:value-type="float" office:value="-0.0689655172413795">
                <text:p>-0.0689655172413795</text:p>
              </table:table-cell>
              <table:table-cell office:value-type="float" office:value="0.0886699507389163">
                <text:p>0.08866995073891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8910891089109">
                <text:p>0.108910891089109</text:p>
              </table:table-cell>
              <table:table-cell office:value-type="float" office:value="-0.116831683168317">
                <text:p>-0.116831683168317</text:p>
              </table:table-cell>
              <table:table-cell office:value-type="float" office:value="-0.140594059405941">
                <text:p>-0.140594059405941</text:p>
              </table:table-cell>
              <table:table-cell office:value-type="float" office:value="-0.136633663366337">
                <text:p>-0.136633663366337</text:p>
              </table:table-cell>
              <table:table-cell office:value-type="float" office:value="-0.0811881188118813">
                <text:p>-0.0811881188118813</text:p>
              </table:table-cell>
              <table:table-cell office:value-type="float" office:value="0.0871287128712871">
                <text:p>0.08712871287128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14238410596027">
                <text:p>0.114238410596027</text:p>
              </table:table-cell>
              <table:table-cell office:value-type="float" office:value="-0.105960264900662">
                <text:p>-0.105960264900662</text:p>
              </table:table-cell>
              <table:table-cell office:value-type="float" office:value="-0.129139072847682">
                <text:p>-0.129139072847682</text:p>
              </table:table-cell>
              <table:table-cell office:value-type="float" office:value="-0.105960264900662">
                <text:p>-0.105960264900662</text:p>
              </table:table-cell>
              <table:table-cell office:value-type="float" office:value="-0.0711920529801323">
                <text:p>-0.0711920529801323</text:p>
              </table:table-cell>
              <table:table-cell office:value-type="float" office:value="0.0860927152317881">
                <text:p>0.08609271523178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981507823613087">
                <text:p>0.0981507823613087</text:p>
              </table:table-cell>
              <table:table-cell office:value-type="float" office:value="-0.0967283072546231">
                <text:p>-0.0967283072546231</text:p>
              </table:table-cell>
              <table:table-cell office:value-type="float" office:value="-0.118065433854908">
                <text:p>-0.118065433854908</text:p>
              </table:table-cell>
              <table:table-cell office:value-type="float" office:value="-0.113798008534851">
                <text:p>-0.113798008534851</text:p>
              </table:table-cell>
              <table:table-cell office:value-type="float" office:value="-0.0640113798008535">
                <text:p>-0.0640113798008535</text:p>
              </table:table-cell>
              <table:table-cell office:value-type="float" office:value="0.0725462304409673">
                <text:p>0.07254623044096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00997506234414">
                <text:p>0.100997506234414</text:p>
              </table:table-cell>
              <table:table-cell office:value-type="float" office:value="-0.0922693266832918">
                <text:p>-0.0922693266832918</text:p>
              </table:table-cell>
              <table:table-cell office:value-type="float" office:value="-0.112219451371571">
                <text:p>-0.112219451371571</text:p>
              </table:table-cell>
              <table:table-cell office:value-type="float" office:value="-0.0947630922693266">
                <text:p>-0.0947630922693266</text:p>
              </table:table-cell>
              <table:table-cell office:value-type="float" office:value="-0.0635910224438903">
                <text:p>-0.0635910224438903</text:p>
              </table:table-cell>
              <table:table-cell office:value-type="float" office:value="0.0635910224438904">
                <text:p>0.06359102244389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65593784683685">
                <text:p>0.0965593784683685</text:p>
              </table:table-cell>
              <table:table-cell office:value-type="float" office:value="-0.0865704772475028">
                <text:p>-0.0865704772475028</text:p>
              </table:table-cell>
              <table:table-cell office:value-type="float" office:value="-0.106548279689234">
                <text:p>-0.106548279689234</text:p>
              </table:table-cell>
              <table:table-cell office:value-type="float" office:value="-0.0887902330743619">
                <text:p>-0.0887902330743619</text:p>
              </table:table-cell>
              <table:table-cell office:value-type="float" office:value="-0.0710321864594894">
                <text:p>-0.0710321864594894</text:p>
              </table:table-cell>
              <table:table-cell office:value-type="float" office:value="0.0610432852386237">
                <text:p>0.06104328523862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05">
                <text:p>0.105</text:p>
              </table:table-cell>
              <table:table-cell office:value-type="float" office:value="-0.084">
                <text:p>-0.084</text:p>
              </table:table-cell>
              <table:table-cell office:value-type="float" office:value="-0.102">
                <text:p>-0.102</text:p>
              </table:table-cell>
              <table:table-cell office:value-type="float" office:value="-0.091">
                <text:p>-0.091</text:p>
              </table:table-cell>
              <table:table-cell office:value-type="float" office:value="-0.077">
                <text:p>-0.077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982711555959964">
                <text:p>0.0982711555959964</text:p>
              </table:table-cell>
              <table:table-cell office:value-type="float" office:value="-0.0800727934485896">
                <text:p>-0.0800727934485896</text:p>
              </table:table-cell>
              <table:table-cell office:value-type="float" office:value="-0.094631483166515">
                <text:p>-0.094631483166515</text:p>
              </table:table-cell>
              <table:table-cell office:value-type="float" office:value="-0.0909918107370337">
                <text:p>-0.0909918107370337</text:p>
              </table:table-cell>
              <table:table-cell office:value-type="float" office:value="-0.0727934485896269">
                <text:p>-0.0727934485896269</text:p>
              </table:table-cell>
              <table:table-cell office:value-type="float" office:value="0.0582347588717015">
                <text:p>0.05823475887170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926544240400667">
                <text:p>0.0926544240400667</text:p>
              </table:table-cell>
              <table:table-cell office:value-type="float" office:value="-0.0767946577629383">
                <text:p>-0.0767946577629383</text:p>
              </table:table-cell>
              <table:table-cell office:value-type="float" office:value="-0.0884808013355593">
                <text:p>-0.0884808013355593</text:p>
              </table:table-cell>
              <table:table-cell office:value-type="float" office:value="-0.0909849749582638">
                <text:p>-0.0909849749582638</text:p>
              </table:table-cell>
              <table:table-cell office:value-type="float" office:value="-0.0818030050083473">
                <text:p>-0.0818030050083473</text:p>
              </table:table-cell>
              <table:table-cell office:value-type="float" office:value="0.0575959933222037">
                <text:p>0.05759599332220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878951426368543">
                <text:p>0.0878951426368543</text:p>
              </table:table-cell>
              <table:table-cell office:value-type="float" office:value="-0.0740169622205089">
                <text:p>-0.0740169622205089</text:p>
              </table:table-cell>
              <table:table-cell office:value-type="float" office:value="-0.0832690824980725">
                <text:p>-0.0832690824980725</text:p>
              </table:table-cell>
              <table:table-cell office:value-type="float" office:value="-0.0902081727062452">
                <text:p>-0.0902081727062452</text:p>
              </table:table-cell>
              <table:table-cell office:value-type="float" office:value="-0.079414032382421">
                <text:p>-0.079414032382421</text:p>
              </table:table-cell>
              <table:table-cell office:value-type="float" office:value="0.0516576715497301">
                <text:p>0.05165767154973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3810888252149">
                <text:p>0.083810888252149</text:p>
              </table:table-cell>
              <table:table-cell office:value-type="float" office:value="-0.0716332378223496">
                <text:p>-0.0716332378223496</text:p>
              </table:table-cell>
              <table:table-cell office:value-type="float" office:value="-0.0787965616045845">
                <text:p>-0.0787965616045845</text:p>
              </table:table-cell>
              <table:table-cell office:value-type="float" office:value="-0.0895415472779369">
                <text:p>-0.0895415472779369</text:p>
              </table:table-cell>
              <table:table-cell office:value-type="float" office:value="-0.0709169054441261">
                <text:p>-0.0709169054441261</text:p>
              </table:table-cell>
              <table:table-cell office:value-type="float" office:value="0.0515759312320918">
                <text:p>0.05157593123209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49498327759197">
                <text:p>0.0849498327759197</text:p>
              </table:table-cell>
              <table:table-cell office:value-type="float" office:value="-0.0695652173913043">
                <text:p>-0.0695652173913043</text:p>
              </table:table-cell>
              <table:table-cell office:value-type="float" office:value="-0.0782608695652173">
                <text:p>-0.0782608695652173</text:p>
              </table:table-cell>
              <table:table-cell office:value-type="float" office:value="-0.088963210702341">
                <text:p>-0.088963210702341</text:p>
              </table:table-cell>
              <table:table-cell office:value-type="float" office:value="-0.0688963210702341">
                <text:p>-0.0688963210702341</text:p>
              </table:table-cell>
              <table:table-cell office:value-type="float" office:value="0.0468227424749164">
                <text:p>0.04682274247491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740276035131744">
                <text:p>0.0740276035131744</text:p>
              </table:table-cell>
              <table:table-cell office:value-type="float" office:value="-0.0664993726474279">
                <text:p>-0.0664993726474279</text:p>
              </table:table-cell>
              <table:table-cell office:value-type="float" office:value="-0.075909661229611">
                <text:p>-0.075909661229611</text:p>
              </table:table-cell>
              <table:table-cell office:value-type="float" office:value="-0.0922208281053953">
                <text:p>-0.0922208281053953</text:p>
              </table:table-cell>
              <table:table-cell office:value-type="float" office:value="-0.0708908406524467">
                <text:p>-0.0708908406524467</text:p>
              </table:table-cell>
              <table:table-cell office:value-type="float" office:value="0.0432873274780426">
                <text:p>0.04328732747804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56054341405789">
                <text:p>0.0756054341405789</text:p>
              </table:table-cell>
              <table:table-cell office:value-type="float" office:value="-0.06497341996456">
                <text:p>-0.06497341996456</text:p>
              </table:table-cell>
              <table:table-cell office:value-type="float" office:value="-0.0756054341405789">
                <text:p>-0.0756054341405789</text:p>
              </table:table-cell>
              <table:table-cell office:value-type="float" office:value="-0.086828115770821">
                <text:p>-0.086828115770821</text:p>
              </table:table-cell>
              <table:table-cell office:value-type="float" office:value="-0.0691080921441228">
                <text:p>-0.0691080921441228</text:p>
              </table:table-cell>
              <table:table-cell office:value-type="float" office:value="0.0419373892498523">
                <text:p>0.04193738924985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31026785714286">
                <text:p>0.0731026785714286</text:p>
              </table:table-cell>
              <table:table-cell office:value-type="float" office:value="-0.0636160714285715">
                <text:p>-0.0636160714285715</text:p>
              </table:table-cell>
              <table:table-cell office:value-type="float" office:value="-0.0747767857142857">
                <text:p>-0.0747767857142857</text:p>
              </table:table-cell>
              <table:table-cell office:value-type="float" office:value="-0.0853794642857143">
                <text:p>-0.0853794642857143</text:p>
              </table:table-cell>
              <table:table-cell office:value-type="float" office:value="-0.0630580357142858">
                <text:p>-0.0630580357142858</text:p>
              </table:table-cell>
              <table:table-cell office:value-type="float" office:value="0.03515625">
                <text:p>0.035156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682178741406663">
                <text:p>0.0682178741406663</text:p>
              </table:table-cell>
              <table:table-cell office:value-type="float" office:value="-0.0613432046536224">
                <text:p>-0.0613432046536224</text:p>
              </table:table-cell>
              <table:table-cell office:value-type="float" office:value="-0.0729772607086198">
                <text:p>-0.0729772607086198</text:p>
              </table:table-cell>
              <table:table-cell office:value-type="float" office:value="-0.086197778952935">
                <text:p>-0.086197778952935</text:p>
              </table:table-cell>
              <table:table-cell office:value-type="float" office:value="-0.0650449497620307">
                <text:p>-0.0650449497620307</text:p>
              </table:table-cell>
              <table:table-cell office:value-type="float" office:value="0.0301427815970386">
                <text:p>0.03014278159703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698492462311557">
                <text:p>0.0698492462311557</text:p>
              </table:table-cell>
              <table:table-cell office:value-type="float" office:value="-0.0603015075376885">
                <text:p>-0.0603015075376885</text:p>
              </table:table-cell>
              <table:table-cell office:value-type="float" office:value="-0.0728643216080402">
                <text:p>-0.0728643216080402</text:p>
              </table:table-cell>
              <table:table-cell office:value-type="float" office:value="-0.0798994974874372">
                <text:p>-0.0798994974874372</text:p>
              </table:table-cell>
              <table:table-cell office:value-type="float" office:value="-0.0597989949748743">
                <text:p>-0.0597989949748743</text:p>
              </table:table-cell>
              <table:table-cell office:value-type="float" office:value="0.028643216080402">
                <text:p>0.0286432160804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732407850646242">
                <text:p>0.0732407850646242</text:p>
              </table:table-cell>
              <table:table-cell office:value-type="float" office:value="-0.0588798468166587">
                <text:p>-0.0588798468166587</text:p>
              </table:table-cell>
              <table:table-cell office:value-type="float" office:value="-0.0713259932982289">
                <text:p>-0.0713259932982289</text:p>
              </table:table-cell>
              <table:table-cell office:value-type="float" office:value="-0.077070368597415">
                <text:p>-0.077070368597415</text:p>
              </table:table-cell>
              <table:table-cell office:value-type="float" office:value="-0.0540928674006702">
                <text:p>-0.0540928674006702</text:p>
              </table:table-cell>
              <table:table-cell office:value-type="float" office:value="0.0287218764959311">
                <text:p>0.02872187649593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6672760511883">
                <text:p>0.06672760511883</text:p>
              </table:table-cell>
              <table:table-cell office:value-type="float" office:value="-0.0571297989031079">
                <text:p>-0.0571297989031079</text:p>
              </table:table-cell>
              <table:table-cell office:value-type="float" office:value="-0.0694698354661791">
                <text:p>-0.0694698354661791</text:p>
              </table:table-cell>
              <table:table-cell office:value-type="float" office:value="-0.0740402193784278">
                <text:p>-0.0740402193784278</text:p>
              </table:table-cell>
              <table:table-cell office:value-type="float" office:value="-0.0557586837294332">
                <text:p>-0.0557586837294332</text:p>
              </table:table-cell>
              <table:table-cell office:value-type="float" office:value="0.0251371115173675">
                <text:p>0.02513711151736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69960647135986">
                <text:p>0.069960647135986</text:p>
              </table:table-cell>
              <table:table-cell office:value-type="float" office:value="-0.0564057717533887">
                <text:p>-0.0564057717533887</text:p>
              </table:table-cell>
              <table:table-cell office:value-type="float" office:value="-0.0682116309575864">
                <text:p>-0.0682116309575864</text:p>
              </table:table-cell>
              <table:table-cell office:value-type="float" office:value="-0.0717096633143857">
                <text:p>-0.0717096633143857</text:p>
              </table:table-cell>
              <table:table-cell office:value-type="float" office:value="-0.0542195015303891">
                <text:p>-0.0542195015303891</text:p>
              </table:table-cell>
              <table:table-cell office:value-type="float" office:value="0.0284215128989943">
                <text:p>0.02842151289899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670578373847444">
                <text:p>0.0670578373847444</text:p>
              </table:table-cell>
              <table:table-cell office:value-type="float" office:value="-0.0549036043587594">
                <text:p>-0.0549036043587594</text:p>
              </table:table-cell>
              <table:table-cell office:value-type="float" office:value="-0.0666387259010897">
                <text:p>-0.0666387259010897</text:p>
              </table:table-cell>
              <table:table-cell office:value-type="float" office:value="-0.0691533948030176">
                <text:p>-0.0691533948030176</text:p>
              </table:table-cell>
              <table:table-cell office:value-type="float" office:value="-0.0557418273260686">
                <text:p>-0.0557418273260686</text:p>
              </table:table-cell>
              <table:table-cell office:value-type="float" office:value="0.0251466890192791">
                <text:p>0.02514668901927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643863179074447">
                <text:p>0.0643863179074447</text:p>
              </table:table-cell>
              <table:table-cell office:value-type="float" office:value="-0.0535211267605634">
                <text:p>-0.0535211267605634</text:p>
              </table:table-cell>
              <table:table-cell office:value-type="float" office:value="-0.0651911468812877">
                <text:p>-0.0651911468812877</text:p>
              </table:table-cell>
              <table:table-cell office:value-type="float" office:value="-0.0700201207243461">
                <text:p>-0.0700201207243461</text:p>
              </table:table-cell>
              <table:table-cell office:value-type="float" office:value="-0.053923541247485">
                <text:p>-0.053923541247485</text:p>
              </table:table-cell>
              <table:table-cell office:value-type="float" office:value="0.0265593561368209">
                <text:p>0.02655935613682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673374613003096">
                <text:p>0.0673374613003096</text:p>
              </table:table-cell>
              <table:table-cell office:value-type="float" office:value="-0.0530185758513932">
                <text:p>-0.0530185758513932</text:p>
              </table:table-cell>
              <table:table-cell office:value-type="float" office:value="-0.0642414860681114">
                <text:p>-0.0642414860681114</text:p>
              </table:table-cell>
              <table:table-cell office:value-type="float" office:value="-0.065015479876161">
                <text:p>-0.065015479876161</text:p>
              </table:table-cell>
              <table:table-cell office:value-type="float" office:value="-0.0514705882352942">
                <text:p>-0.0514705882352942</text:p>
              </table:table-cell>
              <table:table-cell office:value-type="float" office:value="0.0278637770897833">
                <text:p>0.02786377708978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648527767424525">
                <text:p>0.0648527767424525</text:p>
              </table:table-cell>
              <table:table-cell office:value-type="float" office:value="-0.0518076779724189">
                <text:p>-0.0518076779724189</text:p>
              </table:table-cell>
              <table:table-cell office:value-type="float" office:value="-0.0629891912038763">
                <text:p>-0.0629891912038763</text:p>
              </table:table-cell>
              <table:table-cell office:value-type="float" office:value="-0.0629891912038763">
                <text:p>-0.0629891912038763</text:p>
              </table:table-cell>
              <table:table-cell office:value-type="float" office:value="-0.0555348490495714">
                <text:p>-0.0555348490495714</text:p>
              </table:table-cell>
              <table:table-cell office:value-type="float" office:value="0.0264629146477824">
                <text:p>0.02646291464778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700934579439252">
                <text:p>0.0700934579439252</text:p>
              </table:table-cell>
              <table:table-cell office:value-type="float" office:value="-0.0514018691588785">
                <text:p>-0.0514018691588785</text:p>
              </table:table-cell>
              <table:table-cell office:value-type="float" office:value="-0.0621854780733286">
                <text:p>-0.0621854780733286</text:p>
              </table:table-cell>
              <table:table-cell office:value-type="float" office:value="-0.0614665708123652">
                <text:p>-0.0614665708123652</text:p>
              </table:table-cell>
              <table:table-cell office:value-type="float" office:value="-0.0535585909417685">
                <text:p>-0.0535585909417685</text:p>
              </table:table-cell>
              <table:table-cell office:value-type="float" office:value="0.0276779295470884">
                <text:p>0.02767792954708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676848316556751">
                <text:p>0.0676848316556751</text:p>
              </table:table-cell>
              <table:table-cell office:value-type="float" office:value="-0.0503297466157585">
                <text:p>-0.0503297466157585</text:p>
              </table:table-cell>
              <table:table-cell office:value-type="float" office:value="-0.0610898993405068">
                <text:p>-0.0610898993405068</text:p>
              </table:table-cell>
              <table:table-cell office:value-type="float" office:value="-0.0597014925373135">
                <text:p>-0.0597014925373135</text:p>
              </table:table-cell>
              <table:table-cell office:value-type="float" office:value="-0.0538007636237418">
                <text:p>-0.0538007636237418</text:p>
              </table:table-cell>
              <table:table-cell office:value-type="float" office:value="0.02915654286706">
                <text:p>0.029156542867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654362416107382">
                <text:p>0.0654362416107382</text:p>
              </table:table-cell>
              <table:table-cell office:value-type="float" office:value="-0.0493288590604027">
                <text:p>-0.0493288590604027</text:p>
              </table:table-cell>
              <table:table-cell office:value-type="float" office:value="-0.0600671140939597">
                <text:p>-0.0600671140939597</text:p>
              </table:table-cell>
              <table:table-cell office:value-type="float" office:value="-0.0553691275167786">
                <text:p>-0.0553691275167786</text:p>
              </table:table-cell>
              <table:table-cell office:value-type="float" office:value="-0.0570469798657719">
                <text:p>-0.0570469798657719</text:p>
              </table:table-cell>
              <table:table-cell office:value-type="float" office:value="0.0278523489932886">
                <text:p>0.02785234899328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633322507307568">
                <text:p>0.0633322507307568</text:p>
              </table:table-cell>
              <table:table-cell office:value-type="float" office:value="-0.0483923351737577">
                <text:p>-0.0483923351737577</text:p>
              </table:table-cell>
              <table:table-cell office:value-type="float" office:value="-0.0587853199090614">
                <text:p>-0.0587853199090614</text:p>
              </table:table-cell>
              <table:table-cell office:value-type="float" office:value="-0.0591101006820396">
                <text:p>-0.0591101006820396</text:p>
              </table:table-cell>
              <table:table-cell office:value-type="float" office:value="-0.0571614160441701">
                <text:p>-0.0571614160441701</text:p>
              </table:table-cell>
              <table:table-cell office:value-type="float" office:value="0.0240337772003897">
                <text:p>0.02403377720038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65764631843927">
                <text:p>0.065764631843927</text:p>
              </table:table-cell>
              <table:table-cell office:value-type="float" office:value="-0.0481434864694776">
                <text:p>-0.0481434864694776</text:p>
              </table:table-cell>
              <table:table-cell office:value-type="float" office:value="-0.0582127123977344">
                <text:p>-0.0582127123977344</text:p>
              </table:table-cell>
              <table:table-cell office:value-type="float" office:value="-0.0553807426054123">
                <text:p>-0.0553807426054123</text:p>
              </table:table-cell>
              <table:table-cell office:value-type="float" office:value="-0.0550660792951543">
                <text:p>-0.0550660792951543</text:p>
              </table:table-cell>
              <table:table-cell office:value-type="float" office:value="0.0251730648206419">
                <text:p>0.02517306482064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659139456820263">
                <text:p>0.0659139456820263</text:p>
              </table:table-cell>
              <table:table-cell office:value-type="float" office:value="-0.0472993591699725">
                <text:p>-0.0472993591699725</text:p>
              </table:table-cell>
              <table:table-cell office:value-type="float" office:value="-0.0573695453158377">
                <text:p>-0.0573695453158377</text:p>
              </table:table-cell>
              <table:table-cell office:value-type="float" office:value="-0.0540128166005492">
                <text:p>-0.0540128166005492</text:p>
              </table:table-cell>
              <table:table-cell office:value-type="float" office:value="-0.0552334452242905">
                <text:p>-0.0552334452242905</text:p>
              </table:table-cell>
              <table:table-cell office:value-type="float" office:value="0.0241074153188892">
                <text:p>0.02410741531888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639810426540284">
                <text:p>0.0639810426540284</text:p>
              </table:table-cell>
              <table:table-cell office:value-type="float" office:value="-0.0465047393364929">
                <text:p>-0.0465047393364929</text:p>
              </table:table-cell>
              <table:table-cell office:value-type="float" office:value="-0.0565758293838862">
                <text:p>-0.0565758293838862</text:p>
              </table:table-cell>
              <table:table-cell office:value-type="float" office:value="-0.0536137440758294">
                <text:p>-0.0536137440758294</text:p>
              </table:table-cell>
              <table:table-cell office:value-type="float" office:value="-0.0553909952606636">
                <text:p>-0.0553909952606636</text:p>
              </table:table-cell>
              <table:table-cell office:value-type="float" office:value="0.0231042654028436">
                <text:p>0.02310426540284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62158273381295">
                <text:p>0.062158273381295</text:p>
              </table:table-cell>
              <table:table-cell office:value-type="float" office:value="-0.0457553956834532">
                <text:p>-0.0457553956834532</text:p>
              </table:table-cell>
              <table:table-cell office:value-type="float" office:value="-0.0555395683453238">
                <text:p>-0.0555395683453238</text:p>
              </table:table-cell>
              <table:table-cell office:value-type="float" office:value="-0.0532374100719424">
                <text:p>-0.0532374100719424</text:p>
              </table:table-cell>
              <table:table-cell office:value-type="float" office:value="-0.0578417266187051">
                <text:p>-0.0578417266187051</text:p>
              </table:table-cell>
              <table:table-cell office:value-type="float" office:value="0.022158273381295">
                <text:p>0.0221582733812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643536653609401">
                <text:p>0.0643536653609401</text:p>
              </table:table-cell>
              <table:table-cell office:value-type="float" office:value="-0.0456071628427532">
                <text:p>-0.0456071628427532</text:p>
              </table:table-cell>
              <table:table-cell office:value-type="float" office:value="-0.0551203133743705">
                <text:p>-0.0551203133743705</text:p>
              </table:table-cell>
              <table:table-cell office:value-type="float" office:value="-0.0537213206491326">
                <text:p>-0.0537213206491326</text:p>
              </table:table-cell>
              <table:table-cell office:value-type="float" office:value="-0.053441522104085">
                <text:p>-0.053441522104085</text:p>
              </table:table-cell>
              <table:table-cell office:value-type="float" office:value="0.023223279238948">
                <text:p>0.0232232792389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645249115164715">
                <text:p>0.0645249115164715</text:p>
              </table:table-cell>
              <table:table-cell office:value-type="float" office:value="-0.0449224067519739">
                <text:p>-0.0449224067519739</text:p>
              </table:table-cell>
              <table:table-cell office:value-type="float" office:value="-0.0544514021236047">
                <text:p>-0.0544514021236047</text:p>
              </table:table-cell>
              <table:table-cell office:value-type="float" office:value="-0.0536346310917506">
                <text:p>-0.0536346310917506</text:p>
              </table:table-cell>
              <table:table-cell office:value-type="float" office:value="-0.0558126871766947">
                <text:p>-0.0558126871766947</text:p>
              </table:table-cell>
              <table:table-cell office:value-type="float" office:value="0.0223250748706779">
                <text:p>0.02232507487067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628313891834571">
                <text:p>0.0628313891834571</text:p>
              </table:table-cell>
              <table:table-cell office:value-type="float" office:value="-0.0442735949098621">
                <text:p>-0.0442735949098621</text:p>
              </table:table-cell>
              <table:table-cell office:value-type="float" office:value="-0.0535524920466596">
                <text:p>-0.0535524920466596</text:p>
              </table:table-cell>
              <table:table-cell office:value-type="float" office:value="-0.0532873806998939">
                <text:p>-0.0532873806998939</text:p>
              </table:table-cell>
              <table:table-cell office:value-type="float" office:value="-0.0556733828207847">
                <text:p>-0.0556733828207847</text:p>
              </table:table-cell>
              <table:table-cell office:value-type="float" office:value="0.021474019088017">
                <text:p>0.0214740190880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630328080599328">
                <text:p>0.0630328080599328</text:p>
              </table:table-cell>
              <table:table-cell office:value-type="float" office:value="-0.0436579695169207">
                <text:p>-0.0436579695169207</text:p>
              </table:table-cell>
              <table:table-cell office:value-type="float" office:value="-0.0529578920175665">
                <text:p>-0.0529578920175665</text:p>
              </table:table-cell>
              <table:table-cell office:value-type="float" office:value="-0.05321622319814">
                <text:p>-0.05321622319814</text:p>
              </table:table-cell>
              <table:table-cell office:value-type="float" office:value="-0.0555412038233015">
                <text:p>-0.0555412038233015</text:p>
              </table:table-cell>
              <table:table-cell office:value-type="float" office:value="0.0206664944458796">
                <text:p>0.02066649444587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614609571788413">
                <text:p>0.0614609571788413</text:p>
              </table:table-cell>
              <table:table-cell office:value-type="float" office:value="-0.0430730478589421">
                <text:p>-0.0430730478589421</text:p>
              </table:table-cell>
              <table:table-cell office:value-type="float" office:value="-0.0503778337531486">
                <text:p>-0.0503778337531486</text:p>
              </table:table-cell>
              <table:table-cell office:value-type="float" office:value="-0.052896725440806">
                <text:p>-0.052896725440806</text:p>
              </table:table-cell>
              <table:table-cell office:value-type="float" office:value="-0.0556675062972292">
                <text:p>-0.0556675062972292</text:p>
              </table:table-cell>
              <table:table-cell office:value-type="float" office:value="0.0198992443324937">
                <text:p>0.01989924433249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599655935119194">
                <text:p>0.0599655935119194</text:p>
              </table:table-cell>
              <table:table-cell office:value-type="float" office:value="-0.0425165888424675">
                <text:p>-0.0425165888424675</text:p>
              </table:table-cell>
              <table:table-cell office:value-type="float" office:value="-0.0516097321209142">
                <text:p>-0.0516097321209142</text:p>
              </table:table-cell>
              <table:table-cell office:value-type="float" office:value="-0.0528385352666503">
                <text:p>-0.0528385352666503</text:p>
              </table:table-cell>
              <table:table-cell office:value-type="float" office:value="-0.0577537478495944">
                <text:p>-0.0577537478495944</text:p>
              </table:table-cell>
              <table:table-cell office:value-type="float" office:value="0.0191693290734825">
                <text:p>0.01916932907348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597408829174664">
                <text:p>0.0597408829174664</text:p>
              </table:table-cell>
              <table:table-cell office:value-type="float" office:value="-0.0419865642994242">
                <text:p>-0.0419865642994242</text:p>
              </table:table-cell>
              <table:table-cell office:value-type="float" office:value="-0.0506238003838772">
                <text:p>-0.0506238003838772</text:p>
              </table:table-cell>
              <table:table-cell office:value-type="float" office:value="-0.0525431861804223">
                <text:p>-0.0525431861804223</text:p>
              </table:table-cell>
              <table:table-cell office:value-type="float" office:value="-0.0575815738963532">
                <text:p>-0.0575815738963532</text:p>
              </table:table-cell>
              <table:table-cell office:value-type="float" office:value="0.0203934740882918">
                <text:p>0.02039347408829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578861026482306">
                <text:p>0.0578861026482306</text:p>
              </table:table-cell>
              <table:table-cell office:value-type="float" office:value="-0.0414811342863839">
                <text:p>-0.0414811342863839</text:p>
              </table:table-cell>
              <table:table-cell office:value-type="float" office:value="-0.0496836184673072">
                <text:p>-0.0496836184673072</text:p>
              </table:table-cell>
              <table:table-cell office:value-type="float" office:value="-0.0524958987579096">
                <text:p>-0.0524958987579096</text:p>
              </table:table-cell>
              <table:table-cell office:value-type="float" office:value="-0.0543707522849778">
                <text:p>-0.0543707522849778</text:p>
              </table:table-cell>
              <table:table-cell office:value-type="float" office:value="0.0196859620342161">
                <text:p>0.01968596203421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579477782867613">
                <text:p>0.0579477782867613</text:p>
              </table:table-cell>
              <table:table-cell office:value-type="float" office:value="-0.0409986257443885">
                <text:p>-0.0409986257443885</text:p>
              </table:table-cell>
              <table:table-cell office:value-type="float" office:value="-0.048786074209803">
                <text:p>-0.048786074209803</text:p>
              </table:table-cell>
              <table:table-cell office:value-type="float" office:value="-0.0522217132386624">
                <text:p>-0.0522217132386624</text:p>
              </table:table-cell>
              <table:table-cell office:value-type="float" office:value="-0.0556573522675217">
                <text:p>-0.0556573522675217</text:p>
              </table:table-cell>
              <table:table-cell office:value-type="float" office:value="0.0190105359596885">
                <text:p>0.01901053595968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562150055991042">
                <text:p>0.0562150055991042</text:p>
              </table:table-cell>
              <table:table-cell office:value-type="float" office:value="-0.0405375139977604">
                <text:p>-0.0405375139977604</text:p>
              </table:table-cell>
              <table:table-cell office:value-type="float" office:value="-0.0479283314669653">
                <text:p>-0.0479283314669653</text:p>
              </table:table-cell>
              <table:table-cell office:value-type="float" office:value="-0.0539753639417693">
                <text:p>-0.0539753639417693</text:p>
              </table:table-cell>
              <table:table-cell office:value-type="float" office:value="-0.0548712206047033">
                <text:p>-0.0548712206047033</text:p>
              </table:table-cell>
              <table:table-cell office:value-type="float" office:value="0.0183650615901456">
                <text:p>0.01836506159014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593777388255916">
                <text:p>0.0593777388255916</text:p>
              </table:table-cell>
              <table:table-cell office:value-type="float" office:value="-0.0405346187554777">
                <text:p>-0.0405346187554777</text:p>
              </table:table-cell>
              <table:table-cell office:value-type="float" office:value="-0.0473269062226118">
                <text:p>-0.0473269062226118</text:p>
              </table:table-cell>
              <table:table-cell office:value-type="float" office:value="-0.0523663453111306">
                <text:p>-0.0523663453111306</text:p>
              </table:table-cell>
              <table:table-cell office:value-type="float" office:value="-0.0525854513584575">
                <text:p>-0.0525854513584575</text:p>
              </table:table-cell>
              <table:table-cell office:value-type="float" office:value="0.0192813321647677">
                <text:p>0.01928133216476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576881835728072">
                <text:p>0.0576881835728072</text:p>
              </table:table-cell>
              <table:table-cell office:value-type="float" office:value="-0.0401029380227321">
                <text:p>-0.0401029380227321</text:p>
              </table:table-cell>
              <table:table-cell office:value-type="float" office:value="-0.0465365644434913">
                <text:p>-0.0465365644434913</text:p>
              </table:table-cell>
              <table:table-cell office:value-type="float" office:value="-0.0521123740081493">
                <text:p>-0.0521123740081493</text:p>
              </table:table-cell>
              <table:table-cell office:value-type="float" office:value="-0.051897919794124">
                <text:p>-0.051897919794124</text:p>
              </table:table-cell>
              <table:table-cell office:value-type="float" office:value="0.0186575166202016">
                <text:p>0.01865751662020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577488450230995">
                <text:p>0.0577488450230995</text:p>
              </table:table-cell>
              <table:table-cell office:value-type="float" office:value="-0.0396892062158757">
                <text:p>-0.0396892062158757</text:p>
              </table:table-cell>
              <table:table-cell office:value-type="float" office:value="-0.0440991180176397">
                <text:p>-0.0440991180176397</text:p>
              </table:table-cell>
              <table:table-cell office:value-type="float" office:value="-0.0518689626207476">
                <text:p>-0.0518689626207476</text:p>
              </table:table-cell>
              <table:table-cell office:value-type="float" office:value="-0.0512389752204956">
                <text:p>-0.0512389752204956</text:p>
              </table:table-cell>
              <table:table-cell office:value-type="float" office:value="0.0163796724065519">
                <text:p>0.01637967240655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578070355893849">
                <text:p>0.0578070355893849</text:p>
              </table:table-cell>
              <table:table-cell office:value-type="float" office:value="-0.0392923266817527">
                <text:p>-0.0392923266817527</text:p>
              </table:table-cell>
              <table:table-cell office:value-type="float" office:value="-0.045052458341905">
                <text:p>-0.045052458341905</text:p>
              </table:table-cell>
              <table:table-cell office:value-type="float" office:value="-0.0518411849413701">
                <text:p>-0.0518411849413701</text:p>
              </table:table-cell>
              <table:table-cell office:value-type="float" office:value="-0.0506068710141946">
                <text:p>-0.0506068710141946</text:p>
              </table:table-cell>
              <table:table-cell office:value-type="float" office:value="0.0174861139683193">
                <text:p>0.01748611396831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5625">
                <text:p>0.05625</text:p>
              </table:table-cell>
              <table:table-cell office:value-type="float" office:value="-0.0389112903225806">
                <text:p>-0.0389112903225806</text:p>
              </table:table-cell>
              <table:table-cell office:value-type="float" office:value="-0.0443548387096774">
                <text:p>-0.0443548387096774</text:p>
              </table:table-cell>
              <table:table-cell office:value-type="float" office:value="-0.0516129032258064">
                <text:p>-0.0516129032258064</text:p>
              </table:table-cell>
              <table:table-cell office:value-type="float" office:value="-0.0481854838709678">
                <text:p>-0.0481854838709678</text:p>
              </table:table-cell>
              <table:table-cell office:value-type="float" office:value="0.0153225806451613">
                <text:p>0.01532258064516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563352441193912">
                <text:p>0.0563352441193912</text:p>
              </table:table-cell>
              <table:table-cell office:value-type="float" office:value="-0.0385451670290571">
                <text:p>-0.0385451670290571</text:p>
              </table:table-cell>
              <table:table-cell office:value-type="float" office:value="-0.0436845226329314">
                <text:p>-0.0436845226329314</text:p>
              </table:table-cell>
              <table:table-cell office:value-type="float" office:value="-0.0513935560387429">
                <text:p>-0.0513935560387429</text:p>
              </table:table-cell>
              <table:table-cell office:value-type="float" office:value="-0.0494168808064834">
                <text:p>-0.0494168808064834</text:p>
              </table:table-cell>
              <table:table-cell office:value-type="float" office:value="0.0156157343348488">
                <text:p>0.01561573433484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548662272198527">
                <text:p>0.0548662272198527</text:p>
              </table:table-cell>
              <table:table-cell office:value-type="float" office:value="-0.0381930981000388">
                <text:p>-0.0381930981000388</text:p>
              </table:table-cell>
              <table:table-cell office:value-type="float" office:value="-0.0430399379604498">
                <text:p>-0.0430399379604498</text:p>
              </table:table-cell>
              <table:table-cell office:value-type="float" office:value="-0.0511826289259403">
                <text:p>-0.0511826289259403</text:p>
              </table:table-cell>
              <table:table-cell office:value-type="float" office:value="-0.0488561457929431">
                <text:p>-0.0488561457929431</text:p>
              </table:table-cell>
              <table:table-cell office:value-type="float" office:value="0.014540519581233">
                <text:p>0.0145405195812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49743199543466">
                <text:p>0.0549743199543466</text:p>
              </table:table-cell>
              <table:table-cell office:value-type="float" office:value="-0.0378542895187369">
                <text:p>-0.0378542895187369</text:p>
              </table:table-cell>
              <table:table-cell office:value-type="float" office:value="-0.0424196309682329">
                <text:p>-0.0424196309682329</text:p>
              </table:table-cell>
              <table:table-cell office:value-type="float" office:value="-0.0509796461860376">
                <text:p>-0.0509796461860376</text:p>
              </table:table-cell>
              <table:table-cell office:value-type="float" office:value="-0.0483165303404983">
                <text:p>-0.0483165303404983</text:p>
              </table:table-cell>
              <table:table-cell office:value-type="float" office:value="0.0135058017880921">
                <text:p>0.01350580178809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524645257654967">
                <text:p>0.0524645257654967</text:p>
              </table:table-cell>
              <table:table-cell office:value-type="float" office:value="-0.0371545929798357">
                <text:p>-0.0371545929798357</text:p>
              </table:table-cell>
              <table:table-cell office:value-type="float" office:value="-0.0416355489171023">
                <text:p>-0.0416355489171023</text:p>
              </table:table-cell>
              <table:table-cell office:value-type="float" office:value="-0.0520911127707244">
                <text:p>-0.0520911127707244</text:p>
              </table:table-cell>
              <table:table-cell office:value-type="float" office:value="-0.0491038088125467">
                <text:p>-0.0491038088125467</text:p>
              </table:table-cell>
              <table:table-cell office:value-type="float" office:value="0.0112023898431666">
                <text:p>0.01120238984316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511457378551787">
                <text:p>0.0511457378551787</text:p>
              </table:table-cell>
              <table:table-cell office:value-type="float" office:value="-0.0368469294225481">
                <text:p>-0.0368469294225481</text:p>
              </table:table-cell>
              <table:table-cell office:value-type="float" office:value="-0.0410632447296059">
                <text:p>-0.0410632447296059</text:p>
              </table:table-cell>
              <table:table-cell office:value-type="float" office:value="-0.0520623281393217">
                <text:p>-0.0520623281393217</text:p>
              </table:table-cell>
              <table:table-cell office:value-type="float" office:value="-0.0485792850595784">
                <text:p>-0.0485792850595784</text:p>
              </table:table-cell>
              <table:table-cell office:value-type="float" office:value="0.0102658111824014">
                <text:p>0.01026581118240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513143680230465">
                <text:p>0.0513143680230465</text:p>
              </table:table-cell>
              <table:table-cell office:value-type="float" office:value="-0.0365502340655383">
                <text:p>-0.0365502340655383</text:p>
              </table:table-cell>
              <table:table-cell office:value-type="float" office:value="-0.0405113431760893">
                <text:p>-0.0405113431760893</text:p>
              </table:table-cell>
              <table:table-cell office:value-type="float" office:value="-0.0502340655383508">
                <text:p>-0.0502340655383508</text:p>
              </table:table-cell>
              <table:table-cell office:value-type="float" office:value="-0.0480734605689593">
                <text:p>-0.0480734605689593</text:p>
              </table:table-cell>
              <table:table-cell office:value-type="float" office:value="0.00918257111991361">
                <text:p>0.0091825711199136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514770918096586">
                <text:p>0.0514770918096586</text:p>
              </table:table-cell>
              <table:table-cell office:value-type="float" office:value="-0.0362639306562887">
                <text:p>-0.0362639306562887</text:p>
              </table:table-cell>
              <table:table-cell office:value-type="float" office:value="-0.0399787723332744">
                <text:p>-0.0399787723332744</text:p>
              </table:table-cell>
              <table:table-cell office:value-type="float" office:value="-0.0500619140279497">
                <text:p>-0.0500619140279497</text:p>
              </table:table-cell>
              <table:table-cell office:value-type="float" office:value="-0.0475853529099594">
                <text:p>-0.0475853529099594</text:p>
              </table:table-cell>
              <table:table-cell office:value-type="float" office:value="0.00831416946753932">
                <text:p>0.008314169467539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502433936022253">
                <text:p>0.0502433936022253</text:p>
              </table:table-cell>
              <table:table-cell office:value-type="float" office:value="-0.0359874826147427">
                <text:p>-0.0359874826147427</text:p>
              </table:table-cell>
              <table:table-cell office:value-type="float" office:value="-0.0399860917941586">
                <text:p>-0.0399860917941586</text:p>
              </table:table-cell>
              <table:table-cell office:value-type="float" office:value="-0.0498956884561892">
                <text:p>-0.0498956884561892</text:p>
              </table:table-cell>
              <table:table-cell office:value-type="float" office:value="-0.0471140472878998">
                <text:p>-0.0471140472878998</text:p>
              </table:table-cell>
              <table:table-cell office:value-type="float" office:value="0.0074756606397775">
                <text:p>0.00747566063977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50418731840711">
                <text:p>0.050418731840711</text:p>
              </table:table-cell>
              <table:table-cell office:value-type="float" office:value="-0.0357203896769783">
                <text:p>-0.0357203896769783</text:p>
              </table:table-cell>
              <table:table-cell office:value-type="float" office:value="-0.039822252606392">
                <text:p>-0.039822252606392</text:p>
              </table:table-cell>
              <table:table-cell office:value-type="float" office:value="-0.049735088019142">
                <text:p>-0.049735088019142</text:p>
              </table:table-cell>
              <table:table-cell office:value-type="float" office:value="-0.0451204922235515">
                <text:p>-0.0451204922235515</text:p>
              </table:table-cell>
              <table:table-cell office:value-type="float" office:value="0.00820372585882756">
                <text:p>0.008203725858827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505882352941177">
                <text:p>0.0505882352941177</text:p>
              </table:table-cell>
              <table:table-cell office:value-type="float" office:value="-0.0354621848739496">
                <text:p>-0.0354621848739496</text:p>
              </table:table-cell>
              <table:table-cell office:value-type="float" office:value="-0.0398319327731093">
                <text:p>-0.0398319327731093</text:p>
              </table:table-cell>
              <table:table-cell office:value-type="float" office:value="-0.0495798319327731">
                <text:p>-0.0495798319327731</text:p>
              </table:table-cell>
              <table:table-cell office:value-type="float" office:value="-0.0447058823529412">
                <text:p>-0.0447058823529412</text:p>
              </table:table-cell>
              <table:table-cell office:value-type="float" office:value="0.00873949579831934">
                <text:p>0.008739495798319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494296577946768">
                <text:p>0.0494296577946768</text:p>
              </table:table-cell>
              <table:table-cell office:value-type="float" office:value="-0.0352124318069102">
                <text:p>-0.0352124318069102</text:p>
              </table:table-cell>
              <table:table-cell office:value-type="float" office:value="-0.0396759795007439">
                <text:p>-0.0396759795007439</text:p>
              </table:table-cell>
              <table:table-cell office:value-type="float" office:value="-0.0494296577946768">
                <text:p>-0.0494296577946768</text:p>
              </table:table-cell>
              <table:table-cell office:value-type="float" office:value="-0.0443048437758307">
                <text:p>-0.0443048437758307</text:p>
              </table:table-cell>
              <table:table-cell office:value-type="float" office:value="0.00644734666887092">
                <text:p>0.006447346668870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496096291476903">
                <text:p>0.0496096291476903</text:p>
              </table:table-cell>
              <table:table-cell office:value-type="float" office:value="-0.0349707221860768">
                <text:p>-0.0349707221860768</text:p>
              </table:table-cell>
              <table:table-cell office:value-type="float" office:value="-0.0395250487963565">
                <text:p>-0.0395250487963565</text:p>
              </table:table-cell>
              <table:table-cell office:value-type="float" office:value="-0.0492843201040989">
                <text:p>-0.0492843201040989</text:p>
              </table:table-cell>
              <table:table-cell office:value-type="float" office:value="-0.0439167208848406">
                <text:p>-0.0439167208848406</text:p>
              </table:table-cell>
              <table:table-cell office:value-type="float" office:value="0.00715679895901106">
                <text:p>0.007156798959011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497838962702097">
                <text:p>0.0497838962702097</text:p>
              </table:table-cell>
              <table:table-cell office:value-type="float" office:value="-0.0347366736033296">
                <text:p>-0.0347366736033296</text:p>
              </table:table-cell>
              <table:table-cell office:value-type="float" office:value="-0.0395389787097807">
                <text:p>-0.0395389787097807</text:p>
              </table:table-cell>
              <table:table-cell office:value-type="float" office:value="-0.0491435889226829">
                <text:p>-0.0491435889226829</text:p>
              </table:table-cell>
              <table:table-cell office:value-type="float" office:value="-0.0435408996318233">
                <text:p>-0.0435408996318233</text:p>
              </table:table-cell>
              <table:table-cell office:value-type="float" office:value="0.00640307347526814">
                <text:p>0.0064030734752681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49952726126694">
                <text:p>0.049952726126694</text:p>
              </table:table-cell>
              <table:table-cell office:value-type="float" office:value="-0.0345099275133943">
                <text:p>-0.0345099275133943</text:p>
              </table:table-cell>
              <table:table-cell office:value-type="float" office:value="-0.039394894421683">
                <text:p>-0.039394894421683</text:p>
              </table:table-cell>
              <table:table-cell office:value-type="float" office:value="-0.0490072486605736">
                <text:p>-0.0490072486605736</text:p>
              </table:table-cell>
              <table:table-cell office:value-type="float" office:value="-0.041758588086984">
                <text:p>-0.041758588086984</text:p>
              </table:table-cell>
              <table:table-cell office:value-type="float" office:value="0.00425464859754171">
                <text:p>0.004254648597541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488750969743988">
                <text:p>0.0488750969743988</text:p>
              </table:table-cell>
              <table:table-cell office:value-type="float" office:value="-0.0342901474010861">
                <text:p>-0.0342901474010861</text:p>
              </table:table-cell>
              <table:table-cell office:value-type="float" office:value="-0.0392552366175329">
                <text:p>-0.0392552366175329</text:p>
              </table:table-cell>
              <table:table-cell office:value-type="float" office:value="-0.0488750969743987">
                <text:p>-0.0488750969743987</text:p>
              </table:table-cell>
              <table:table-cell office:value-type="float" office:value="-0.0428238944918541">
                <text:p>-0.0428238944918541</text:p>
              </table:table-cell>
              <table:table-cell office:value-type="float" office:value="0.00496508921644689">
                <text:p>0.004965089216446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469132029339853">
                <text:p>0.0469132029339853</text:p>
              </table:table-cell>
              <table:table-cell office:value-type="float" office:value="-0.0337713936430318">
                <text:p>-0.0337713936430318</text:p>
              </table:table-cell>
              <table:table-cell office:value-type="float" office:value="-0.0388141809290953">
                <text:p>-0.0388141809290953</text:p>
              </table:table-cell>
              <table:table-cell office:value-type="float" office:value="-0.0484413202933985">
                <text:p>-0.0484413202933985</text:p>
              </table:table-cell>
              <table:table-cell office:value-type="float" office:value="-0.0435513447432763">
                <text:p>-0.0435513447432763</text:p>
              </table:table-cell>
              <table:table-cell office:value-type="float" office:value="0.00458435207823965">
                <text:p>0.004584352078239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471172662953485">
                <text:p>0.0471172662953485</text:p>
              </table:table-cell>
              <table:table-cell office:value-type="float" office:value="-0.0335691705554719">
                <text:p>-0.0335691705554719</text:p>
              </table:table-cell>
              <table:table-cell office:value-type="float" office:value="-0.0388378744543128">
                <text:p>-0.0388378744543128</text:p>
              </table:table-cell>
              <table:table-cell office:value-type="float" office:value="-0.0483215414722265">
                <text:p>-0.0483215414722265</text:p>
              </table:table-cell>
              <table:table-cell office:value-type="float" office:value="-0.0418485623965076">
                <text:p>-0.0418485623965076</text:p>
              </table:table-cell>
              <table:table-cell office:value-type="float" office:value="0.00391389432485323">
                <text:p>0.003913894324853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473153366953426">
                <text:p>0.0473153366953426</text:p>
              </table:table-cell>
              <table:table-cell office:value-type="float" office:value="-0.0333728863838623">
                <text:p>-0.0333728863838623</text:p>
              </table:table-cell>
              <table:table-cell office:value-type="float" office:value="-0.0387125482052803">
                <text:p>-0.0387125482052803</text:p>
              </table:table-cell>
              <table:table-cell office:value-type="float" office:value="-0.0482052803322456">
                <text:p>-0.0482052803322456</text:p>
              </table:table-cell>
              <table:table-cell office:value-type="float" office:value="-0.0415307030554731">
                <text:p>-0.0415307030554731</text:p>
              </table:table-cell>
              <table:table-cell office:value-type="float" office:value="0.00326312666864431">
                <text:p>0.003263126668644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475076743166204">
                <text:p>0.0475076743166204</text:p>
              </table:table-cell>
              <table:table-cell office:value-type="float" office:value="-0.0331822832919164">
                <text:p>-0.0331822832919164</text:p>
              </table:table-cell>
              <table:table-cell office:value-type="float" office:value="-0.0385908492910393">
                <text:p>-0.0385908492910393</text:p>
              </table:table-cell>
              <table:table-cell office:value-type="float" office:value="-0.0478000292354919">
                <text:p>-0.0478000292354919</text:p>
              </table:table-cell>
              <table:table-cell office:value-type="float" office:value="-0.0412220435608829">
                <text:p>-0.0412220435608829</text:p>
              </table:table-cell>
              <table:table-cell office:value-type="float" office:value="0.0026311942698436">
                <text:p>0.00263119426984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465417867435158">
                <text:p>0.0465417867435158</text:p>
              </table:table-cell>
              <table:table-cell office:value-type="float" office:value="-0.0329971181556196">
                <text:p>-0.0329971181556196</text:p>
              </table:table-cell>
              <table:table-cell office:value-type="float" office:value="-0.0384726224783861">
                <text:p>-0.0384726224783861</text:p>
              </table:table-cell>
              <table:table-cell office:value-type="float" office:value="-0.0474063400576369">
                <text:p>-0.0474063400576369</text:p>
              </table:table-cell>
              <table:table-cell office:value-type="float" office:value="-0.0409221902017292">
                <text:p>-0.0409221902017292</text:p>
              </table:table-cell>
              <table:table-cell office:value-type="float" office:value="0.0020172910662824">
                <text:p>0.00201729106628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467395936922858">
                <text:p>0.0467395936922858</text:p>
              </table:table-cell>
              <table:table-cell office:value-type="float" office:value="-0.0328171615286262">
                <text:p>-0.0328171615286262</text:p>
              </table:table-cell>
              <table:table-cell office:value-type="float" office:value="-0.0383577212672255">
                <text:p>-0.0383577212672255</text:p>
              </table:table-cell>
              <table:table-cell office:value-type="float" office:value="-0.047023724960932">
                <text:p>-0.047023724960932</text:p>
              </table:table-cell>
              <table:table-cell office:value-type="float" office:value="-0.0406307714163944">
                <text:p>-0.0406307714163944</text:p>
              </table:table-cell>
              <table:table-cell office:value-type="float" office:value="0.00269924705213809">
                <text:p>0.0026992470521380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449705799943962">
                <text:p>0.0449705799943962</text:p>
              </table:table-cell>
              <table:table-cell office:value-type="float" office:value="-0.0323620061641917">
                <text:p>-0.0323620061641917</text:p>
              </table:table-cell>
              <table:table-cell office:value-type="float" office:value="-0.0379658167553937">
                <text:p>-0.0379658167553937</text:p>
              </table:table-cell>
              <table:table-cell office:value-type="float" office:value="-0.0476323900252171">
                <text:p>-0.0476323900252171</text:p>
              </table:table-cell>
              <table:table-cell office:value-type="float" office:value="-0.0413281031101149">
                <text:p>-0.0413281031101149</text:p>
              </table:table-cell>
              <table:table-cell office:value-type="float" office:value="0.00112076211824041">
                <text:p>0.001120762118240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45184468702501">
                <text:p>0.045184468702501</text:p>
              </table:table-cell>
              <table:table-cell office:value-type="float" office:value="-0.0321956611855741">
                <text:p>-0.0321956611855741</text:p>
              </table:table-cell>
              <table:table-cell office:value-type="float" office:value="-0.0379991709271798">
                <text:p>-0.0379991709271798</text:p>
              </table:table-cell>
              <table:table-cell office:value-type="float" office:value="-0.0460135415227304">
                <text:p>-0.0460135415227304</text:p>
              </table:table-cell>
              <table:table-cell office:value-type="float" office:value="-0.0410391046013541">
                <text:p>-0.0410391046013541</text:p>
              </table:table-cell>
              <table:table-cell office:value-type="float" office:value="0.00055271521348621">
                <text:p>0.000552715213486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453925845147219">
                <text:p>0.0453925845147219</text:p>
              </table:table-cell>
              <table:table-cell office:value-type="float" office:value="-0.0320338058887677">
                <text:p>-0.0320338058887677</text:p>
              </table:table-cell>
              <table:table-cell office:value-type="float" office:value="-0.0378953107960742">
                <text:p>-0.0378953107960742</text:p>
              </table:table-cell>
              <table:table-cell office:value-type="float" office:value="-0.0456652126499454">
                <text:p>-0.0456652126499454</text:p>
              </table:table-cell>
              <table:table-cell office:value-type="float" office:value="-0.0395310796074155">
                <text:p>-0.0395310796074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455951580363147">
                <text:p>0.0455951580363147</text:p>
              </table:table-cell>
              <table:table-cell office:value-type="float" office:value="-0.0318762609280431">
                <text:p>-0.0318762609280431</text:p>
              </table:table-cell>
              <table:table-cell office:value-type="float" office:value="-0.0377942165433759">
                <text:p>-0.0377942165433759</text:p>
              </table:table-cell>
              <table:table-cell office:value-type="float" office:value="-0.0453261600537996">
                <text:p>-0.0453261600537996</text:p>
              </table:table-cell>
              <table:table-cell office:value-type="float" office:value="-0.0392737054472091">
                <text:p>-0.0392737054472091</text:p>
              </table:table-cell>
              <table:table-cell office:value-type="float" office:value="0.00067249495628785">
                <text:p>0.000672494956287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447305548181577">
                <text:p>0.0447305548181577</text:p>
              </table:table-cell>
              <table:table-cell office:value-type="float" office:value="-0.0317228563843908">
                <text:p>-0.0317228563843908</text:p>
              </table:table-cell>
              <table:table-cell office:value-type="float" office:value="-0.0376957791345899">
                <text:p>-0.0376957791345899</text:p>
              </table:table-cell>
              <table:table-cell office:value-type="float" office:value="-0.0449960180514998">
                <text:p>-0.0449960180514998</text:p>
              </table:table-cell>
              <table:table-cell office:value-type="float" office:value="-0.0390230953013008">
                <text:p>-0.0390230953013008</text:p>
              </table:table-cell>
              <table:table-cell office:value-type="float" office:value="0.0001327316166711">
                <text:p>0.00013273161667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449364601074283">
                <text:p>0.0449364601074283</text:p>
              </table:table-cell>
              <table:table-cell office:value-type="float" office:value="-0.0315734311541989">
                <text:p>-0.0315734311541989</text:p>
              </table:table-cell>
              <table:table-cell office:value-type="float" office:value="-0.0375998951919298">
                <text:p>-0.0375998951919298</text:p>
              </table:table-cell>
              <table:table-cell office:value-type="float" office:value="-0.0446744399318748">
                <text:p>-0.0446744399318748</text:p>
              </table:table-cell>
              <table:table-cell office:value-type="float" office:value="-0.0387789859819206">
                <text:p>-0.0387789859819206</text:p>
              </table:table-cell>
              <table:table-cell office:value-type="float" office:value="-0.000393030263330318">
                <text:p>-0.0003930302633303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433264355923435">
                <text:p>0.0433264355923435</text:p>
              </table:table-cell>
              <table:table-cell office:value-type="float" office:value="-0.0311691670977755">
                <text:p>-0.0311691670977755</text:p>
              </table:table-cell>
              <table:table-cell office:value-type="float" office:value="-0.0372478013450595">
                <text:p>-0.0372478013450595</text:p>
              </table:table-cell>
              <table:table-cell office:value-type="float" office:value="-0.044102431453699">
                <text:p>-0.044102431453699</text:p>
              </table:table-cell>
              <table:table-cell office:value-type="float" office:value="-0.0394464562855665">
                <text:p>-0.0394464562855665</text:p>
              </table:table-cell>
              <table:table-cell office:value-type="float" office:value="-0.0018106570098293">
                <text:p>-0.001810657009829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435448857106372">
                <text:p>0.0435448857106372</text:p>
              </table:table-cell>
              <table:table-cell office:value-type="float" office:value="-0.0310305197292811">
                <text:p>-0.0310305197292811</text:p>
              </table:table-cell>
              <table:table-cell office:value-type="float" office:value="-0.0371600051079045">
                <text:p>-0.0371600051079045</text:p>
              </table:table-cell>
              <table:table-cell office:value-type="float" office:value="-0.0438002809347465">
                <text:p>-0.0438002809347465</text:p>
              </table:table-cell>
              <table:table-cell office:value-type="float" office:value="-0.0380538883922871">
                <text:p>-0.0380538883922871</text:p>
              </table:table-cell>
              <table:table-cell office:value-type="float" office:value="-0.00114927850849189">
                <text:p>-0.001149278508491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437578814627995">
                <text:p>0.0437578814627995</text:p>
              </table:table-cell>
              <table:table-cell office:value-type="float" office:value="-0.0308953341740227">
                <text:p>-0.0308953341740227</text:p>
              </table:table-cell>
              <table:table-cell office:value-type="float" office:value="-0.0372005044136191">
                <text:p>-0.0372005044136191</text:p>
              </table:table-cell>
              <table:table-cell office:value-type="float" office:value="-0.0435056746532156">
                <text:p>-0.0435056746532156</text:p>
              </table:table-cell>
              <table:table-cell office:value-type="float" office:value="-0.0366960907944515">
                <text:p>-0.0366960907944515</text:p>
              </table:table-cell>
              <table:table-cell office:value-type="float" office:value="-0.00264817150063051">
                <text:p>-0.002648171500630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439656246107859">
                <text:p>0.0439656246107859</text:p>
              </table:table-cell>
              <table:table-cell office:value-type="float" office:value="-0.0307634823763856">
                <text:p>-0.0307634823763856</text:p>
              </table:table-cell>
              <table:table-cell office:value-type="float" office:value="-0.0371154564702952">
                <text:p>-0.0371154564702952</text:p>
              </table:table-cell>
              <table:table-cell office:value-type="float" office:value="-0.0432183335409141">
                <text:p>-0.0432183335409141</text:p>
              </table:table-cell>
              <table:table-cell office:value-type="float" office:value="-0.0376136505168764">
                <text:p>-0.0376136505168764</text:p>
              </table:table-cell>
              <table:table-cell office:value-type="float" office:value="-0.00286461576784158">
                <text:p>-0.002864615767841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424458661417323">
                <text:p>0.0424458661417323</text:p>
              </table:table-cell>
              <table:table-cell office:value-type="float" office:value="-0.0303887795275591">
                <text:p>-0.0303887795275591</text:p>
              </table:table-cell>
              <table:table-cell office:value-type="float" office:value="-0.0367864173228346">
                <text:p>-0.0367864173228346</text:p>
              </table:table-cell>
              <table:table-cell office:value-type="float" office:value="-0.0437992125984252">
                <text:p>-0.0437992125984252</text:p>
              </table:table-cell>
              <table:table-cell office:value-type="float" office:value="-0.0371555118110236">
                <text:p>-0.0371555118110236</text:p>
              </table:table-cell>
              <table:table-cell office:value-type="float" office:value="-0.00282972440944879">
                <text:p>-0.0028297244094487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426643977148414">
                <text:p>0.0426643977148414</text:p>
              </table:table-cell>
              <table:table-cell office:value-type="float" office:value="-0.0302661966695029">
                <text:p>-0.0302661966695029</text:p>
              </table:table-cell>
              <table:table-cell office:value-type="float" office:value="-0.0367083991734532">
                <text:p>-0.0367083991734532</text:p>
              </table:table-cell>
              <table:table-cell office:value-type="float" office:value="-0.0424212957335602">
                <text:p>-0.0424212957335602</text:p>
              </table:table-cell>
              <table:table-cell office:value-type="float" office:value="-0.0380454600704996">
                <text:p>-0.0380454600704996</text:p>
              </table:table-cell>
              <table:table-cell office:value-type="float" office:value="-0.00303877476601433">
                <text:p>-0.003038774766014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433581551765554">
                <text:p>0.0433581551765554</text:p>
              </table:table-cell>
              <table:table-cell office:value-type="float" office:value="-0.0300264232524622">
                <text:p>-0.0300264232524622</text:p>
              </table:table-cell>
              <table:table-cell office:value-type="float" office:value="-0.0363920249819842">
                <text:p>-0.0363920249819842</text:p>
              </table:table-cell>
              <table:table-cell office:value-type="float" office:value="-0.0419168868604372">
                <text:p>-0.0419168868604372</text:p>
              </table:table-cell>
              <table:table-cell office:value-type="float" office:value="-0.0354311794379054">
                <text:p>-0.0354311794379054</text:p>
              </table:table-cell>
              <table:table-cell office:value-type="float" office:value="-0.00300264232524622">
                <text:p>-0.003002642325246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428486646884273">
                <text:p>0.0428486646884273</text:p>
              </table:table-cell>
              <table:table-cell office:value-type="float" office:value="-0.0299109792284866">
                <text:p>-0.0299109792284866</text:p>
              </table:table-cell>
              <table:table-cell office:value-type="float" office:value="-0.0362017804154303">
                <text:p>-0.0362017804154303</text:p>
              </table:table-cell>
              <table:table-cell office:value-type="float" office:value="-0.0415430267062315">
                <text:p>-0.0415430267062315</text:p>
              </table:table-cell>
              <table:table-cell office:value-type="float" office:value="-0.0362017804154303">
                <text:p>-0.0362017804154303</text:p>
              </table:table-cell>
              <table:table-cell office:value-type="float" office:value="-0.00201780415430269">
                <text:p>-0.002017804154302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432895354293759">
                <text:p>0.0432895354293759</text:p>
              </table:table-cell>
              <table:table-cell office:value-type="float" office:value="-0.0297982167996246">
                <text:p>-0.0297982167996246</text:p>
              </table:table-cell>
              <table:table-cell office:value-type="float" office:value="-0.0360159549507274">
                <text:p>-0.0360159549507274</text:p>
              </table:table-cell>
              <table:table-cell office:value-type="float" office:value="-0.0411778507742844">
                <text:p>-0.0411778507742844</text:p>
              </table:table-cell>
              <table:table-cell office:value-type="float" office:value="-0.0358986391365556">
                <text:p>-0.0358986391365556</text:p>
              </table:table-cell>
              <table:table-cell office:value-type="float" office:value="-0.00105584232754574">
                <text:p>-0.0010558423275457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41864780238896">
                <text:p>0.041864780238896</text:p>
              </table:table-cell>
              <table:table-cell office:value-type="float" office:value="-0.0294561057636553">
                <text:p>-0.0294561057636553</text:p>
              </table:table-cell>
              <table:table-cell office:value-type="float" office:value="-0.0357184274614403">
                <text:p>-0.0357184274614403</text:p>
              </table:table-cell>
              <table:table-cell office:value-type="float" office:value="-0.0407050910356025">
                <text:p>-0.0407050910356025</text:p>
              </table:table-cell>
              <table:table-cell office:value-type="float" office:value="-0.0365302099037458">
                <text:p>-0.0365302099037458</text:p>
              </table:table-cell>
              <table:table-cell office:value-type="float" office:value="-0.00313116084889248">
                <text:p>-0.003131160848892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423068103645953">
                <text:p>0.0423068103645953</text:p>
              </table:table-cell>
              <table:table-cell office:value-type="float" office:value="-0.0293510662692043">
                <text:p>-0.0293510662692043</text:p>
              </table:table-cell>
              <table:table-cell office:value-type="float" office:value="-0.0355423068103646">
                <text:p>-0.0355423068103646</text:p>
              </table:table-cell>
              <table:table-cell office:value-type="float" office:value="-0.0403577161201559">
                <text:p>-0.0403577161201559</text:p>
              </table:table-cell>
              <table:table-cell office:value-type="float" office:value="-0.0351983490025223">
                <text:p>-0.0351983490025223</text:p>
              </table:table-cell>
              <table:table-cell office:value-type="float" office:value="-0.00217839944966752">
                <text:p>-0.002178399449667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427389184899671">
                <text:p>0.0427389184899671</text:p>
              </table:table-cell>
              <table:table-cell office:value-type="float" office:value="-0.0292483845369006">
                <text:p>-0.0292483845369006</text:p>
              </table:table-cell>
              <table:table-cell office:value-type="float" office:value="-0.0353701394399728">
                <text:p>-0.0353701394399728</text:p>
              </table:table-cell>
              <table:table-cell office:value-type="float" office:value="-0.0400181385330461">
                <text:p>-0.0400181385330461</text:p>
              </table:table-cell>
              <table:table-cell office:value-type="float" office:value="-0.0351434077768961">
                <text:p>-0.0351434077768961</text:p>
              </table:table-cell>
              <table:table-cell office:value-type="float" office:value="-0.00124702414692213">
                <text:p>-0.001247024146922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431614349775785">
                <text:p>0.0431614349775785</text:p>
              </table:table-cell>
              <table:table-cell office:value-type="float" office:value="-0.0291479820627803">
                <text:p>-0.0291479820627803</text:p>
              </table:table-cell>
              <table:table-cell office:value-type="float" office:value="-0.0352017937219731">
                <text:p>-0.0352017937219731</text:p>
              </table:table-cell>
              <table:table-cell office:value-type="float" office:value="-0.0396860986547086">
                <text:p>-0.0396860986547086</text:p>
              </table:table-cell>
              <table:table-cell office:value-type="float" office:value="-0.0352017937219731">
                <text:p>-0.0352017937219731</text:p>
              </table:table-cell>
              <table:table-cell office:value-type="float" office:value="-0.0013452914798206">
                <text:p>-0.00134529147982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418006430868167">
                <text:p>0.0418006430868167</text:p>
              </table:table-cell>
              <table:table-cell office:value-type="float" office:value="-0.028828029715046">
                <text:p>-0.028828029715046</text:p>
              </table:table-cell>
              <table:table-cell office:value-type="float" office:value="-0.0349262667701519">
                <text:p>-0.0349262667701519</text:p>
              </table:table-cell>
              <table:table-cell office:value-type="float" office:value="-0.0392504712274088">
                <text:p>-0.0392504712274088</text:p>
              </table:table-cell>
              <table:table-cell office:value-type="float" office:value="-0.0362567912185387">
                <text:p>-0.0362567912185387</text:p>
              </table:table-cell>
              <table:table-cell office:value-type="float" office:value="-0.00232841778467679">
                <text:p>-0.0023284177846767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422241719675368">
                <text:p>0.0422241719675368</text:p>
              </table:table-cell>
              <table:table-cell office:value-type="float" office:value="-0.0287343715727133">
                <text:p>-0.0287343715727133</text:p>
              </table:table-cell>
              <table:table-cell office:value-type="float" office:value="-0.0347663961395043">
                <text:p>-0.0347663961395043</text:p>
              </table:table-cell>
              <table:table-cell office:value-type="float" office:value="-0.0389339767492872">
                <text:p>-0.0389339767492872</text:p>
              </table:table-cell>
              <table:table-cell office:value-type="float" office:value="-0.0352050888352709">
                <text:p>-0.0352050888352709</text:p>
              </table:table-cell>
              <table:table-cell office:value-type="float" office:value="-0.00241280982671638">
                <text:p>-0.002412809826716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426386025821851">
                <text:p>0.0426386025821851</text:p>
              </table:table-cell>
              <table:table-cell office:value-type="float" office:value="-0.0286427253987198">
                <text:p>-0.0286427253987198</text:p>
              </table:table-cell>
              <table:table-cell office:value-type="float" office:value="-0.0347184550287512">
                <text:p>-0.0347184550287512</text:p>
              </table:table-cell>
              <table:table-cell office:value-type="float" office:value="-0.0386242812194858">
                <text:p>-0.0386242812194858</text:p>
              </table:table-cell>
              <table:table-cell office:value-type="float" office:value="-0.0353694260605403">
                <text:p>-0.0353694260605403</text:p>
              </table:table-cell>
              <table:table-cell office:value-type="float" office:value="-0.00249538895519147">
                <text:p>-0.002495388955191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413267496779734">
                <text:p>0.0413267496779734</text:p>
              </table:table-cell>
              <table:table-cell office:value-type="float" office:value="-0.0283383426363246">
                <text:p>-0.0283383426363246</text:p>
              </table:table-cell>
              <table:table-cell office:value-type="float" office:value="-0.0344568484328038">
                <text:p>-0.0344568484328038</text:p>
              </table:table-cell>
              <table:table-cell office:value-type="float" office:value="-0.0391799055388579">
                <text:p>-0.0391799055388579</text:p>
              </table:table-cell>
              <table:table-cell office:value-type="float" office:value="-0.036281665951052">
                <text:p>-0.036281665951052</text:p>
              </table:table-cell>
              <table:table-cell office:value-type="float" office:value="-0.00343495062258475">
                <text:p>-0.003434950622584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417419012214551">
                <text:p>0.0417419012214551</text:p>
              </table:table-cell>
              <table:table-cell office:value-type="float" office:value="-0.0282527881040892">
                <text:p>-0.0282527881040892</text:p>
              </table:table-cell>
              <table:table-cell office:value-type="float" office:value="-0.0343069569835369">
                <text:p>-0.0343069569835369</text:p>
              </table:table-cell>
              <table:table-cell office:value-type="float" office:value="-0.0379182156133829">
                <text:p>-0.0379182156133829</text:p>
              </table:table-cell>
              <table:table-cell office:value-type="float" office:value="-0.0353690918746681">
                <text:p>-0.0353690918746681</text:p>
              </table:table-cell>
              <table:table-cell office:value-type="float" office:value="-0.0025491237387148">
                <text:p>-0.00254912373871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421484128652512">
                <text:p>0.0421484128652512</text:p>
              </table:table-cell>
              <table:table-cell office:value-type="float" office:value="-0.028169014084507">
                <text:p>-0.028169014084507</text:p>
              </table:table-cell>
              <table:table-cell office:value-type="float" office:value="-0.0341601849905402">
                <text:p>-0.0341601849905402</text:p>
              </table:table-cell>
              <table:table-cell office:value-type="float" office:value="-0.0376287576203489">
                <text:p>-0.0376287576203489</text:p>
              </table:table-cell>
              <table:table-cell office:value-type="float" office:value="-0.0354214841286525">
                <text:p>-0.0354214841286525</text:p>
              </table:table-cell>
              <table:table-cell office:value-type="float" office:value="-0.00262770653773387">
                <text:p>-0.0026277065377338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425465515447831">
                <text:p>0.0425465515447831</text:p>
              </table:table-cell>
              <table:table-cell office:value-type="float" office:value="-0.0280869655674607">
                <text:p>-0.0280869655674607</text:p>
              </table:table-cell>
              <table:table-cell office:value-type="float" office:value="-0.0340164360761469">
                <text:p>-0.0340164360761469</text:p>
              </table:table-cell>
              <table:table-cell office:value-type="float" office:value="-0.037345261624883">
                <text:p>-0.037345261624883</text:p>
              </table:table-cell>
              <table:table-cell office:value-type="float" office:value="-0.0354727972537189">
                <text:p>-0.0354727972537189</text:p>
              </table:table-cell>
              <table:table-cell office:value-type="float" office:value="-0.00270467075834807">
                <text:p>-0.0027046707583480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412891268533773">
                <text:p>0.0412891268533773</text:p>
              </table:table-cell>
              <table:table-cell office:value-type="float" office:value="-0.0278006589785832">
                <text:p>-0.0278006589785832</text:p>
              </table:table-cell>
              <table:table-cell office:value-type="float" office:value="-0.0337726523887973">
                <text:p>-0.0337726523887973</text:p>
              </table:table-cell>
              <table:table-cell office:value-type="float" office:value="-0.0369645799011532">
                <text:p>-0.0369645799011532</text:p>
              </table:table-cell>
              <table:table-cell office:value-type="float" office:value="-0.0364497528830313">
                <text:p>-0.0364497528830313</text:p>
              </table:table-cell>
              <table:table-cell office:value-type="float" office:value="-0.00267710049423392">
                <text:p>-0.002677100494233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41687901335236">
                <text:p>0.041687901335236</text:p>
              </table:table-cell>
              <table:table-cell office:value-type="float" office:value="-0.0277239832840689">
                <text:p>-0.0277239832840689</text:p>
              </table:table-cell>
              <table:table-cell office:value-type="float" office:value="-0.0336357150137601">
                <text:p>-0.0336357150137601</text:p>
              </table:table-cell>
              <table:table-cell office:value-type="float" office:value="-0.0366935072877382">
                <text:p>-0.0366935072877382</text:p>
              </table:table-cell>
              <table:table-cell office:value-type="float" office:value="-0.035470390378147">
                <text:p>-0.035470390378147</text:p>
              </table:table-cell>
              <table:table-cell office:value-type="float" office:value="-0.00275201304658035">
                <text:p>-0.002752013046580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